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map style:condition="cell-content()&gt;100" style:apply-style-name="Untitled1" style:base-cell-address="Sheet1.A6"/>
    </style:style>
    <style:style style:name="ce2" style:family="table-cell" style:parent-style-name="Default">
      <style:map style:condition="cell-content()&gt;0" style:apply-style-name="Untitled2" style:base-cell-address="Sheet1.A1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">
      <style:map style:condition="cell-content()&gt;100" style:apply-style-name="Untitled1" style:base-cell-address="Sheet1.A6"/>
    </style:style>
    <style:style style:name="ce5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6" style:family="table-cell" style:parent-style-name="Default" style:data-style-name="N10">
      <style:map style:condition="cell-content()&gt;0" style:apply-style-name="Untitled2" style:base-cell-address="Sheet1.A16"/>
    </style:style>
    <style:style style:name="ce7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Matt 5</text:p>
          </table:table-cell>
          <table:table-cell/>
          <table:table-cell office:value-type="string">
            <text:p>Passages</text:p>
          </table:table-cell>
          <table:table-cell/>
          <table:table-cell table:formula="of:=SUM([.C6:.AX6])"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7" office:value-type="float" office:value="48">
            <text:p>48</text:p>
          </table:table-cell>
          <table:table-cell table:number-columns-repeated="974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826">
            <text:p>826</text:p>
          </table:table-cell>
          <table:table-cell office:value-type="float" office:value="12">
            <text:p>12</text:p>
          </table:table-cell>
          <table:table-cell office:value-type="float" office:value="389">
            <text:p>38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973"/>
        </table:table-row>
        <table:table-row table:style-name="ro1">
          <table:table-cell office:value-type="string">
            <text:p>End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office:value-type="float" office:value="269">
            <text:p>2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32">
            <text:p>23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/>
          <table:table-cell table:style-name="ce4" table:formula="of:=([.C7]+[.D6])/[.$G$3]*2" office:value-type="percentage" office:value="0.0133481646273637">
            <text:p>1%</text:p>
          </table:table-cell>
          <table:table-cell table:style-name="ce4" table:formula="of:=([.D7]+[.E6])/[.$G$3]*2" office:value-type="percentage" office:value="0.439377085650723">
            <text:p>44%</text:p>
          </table:table-cell>
          <table:table-cell table:style-name="ce4" table:formula="of:=([.E7]+[.F6])/[.$G$3]*2" office:value-type="percentage" office:value="0.0378197997775306">
            <text:p>4%</text:p>
          </table:table-cell>
          <table:table-cell table:style-name="ce4" table:formula="of:=([.F7]+[.G6])/[.$G$3]*2" office:value-type="percentage" office:value="0.0456062291434928">
            <text:p>5%</text:p>
          </table:table-cell>
          <table:table-cell table:style-name="ce4" table:formula="of:=([.G7]+[.H6])/[.$G$3]*2" office:value-type="percentage" office:value="0.0522803114571746">
            <text:p>5%</text:p>
          </table:table-cell>
          <table:table-cell table:style-name="ce4" table:formula="of:=([.H7]+[.I6])/[.$G$3]*2" office:value-type="percentage" office:value="0.0511679644048943">
            <text:p>5%</text:p>
          </table:table-cell>
          <table:table-cell table:style-name="ce4" table:formula="of:=([.I7]+[.J6])/[.$G$3]*2" office:value-type="percentage" office:value="0.0389321468298109">
            <text:p>4%</text:p>
          </table:table-cell>
          <table:table-cell table:style-name="ce4" table:formula="of:=([.J7]+[.K6])/[.$G$3]*2" office:value-type="percentage" office:value="0.0634037819799778">
            <text:p>6%</text:p>
          </table:table-cell>
          <table:table-cell table:style-name="ce4" table:formula="of:=([.K7]+[.L6])/[.$G$3]*2" office:value-type="percentage" office:value="0.067853170189099">
            <text:p>7%</text:p>
          </table:table-cell>
          <table:table-cell table:style-name="ce4" table:formula="of:=([.L7]+[.M6])/[.$G$3]*2" office:value-type="percentage" office:value="0.132369299221357">
            <text:p>13%</text:p>
          </table:table-cell>
          <table:table-cell table:style-name="ce4" table:formula="of:=([.M7]+[.N6])/[.$G$3]*2" office:value-type="percentage" office:value="0.137931034482759">
            <text:p>14%</text:p>
          </table:table-cell>
          <table:table-cell table:style-name="ce4" table:formula="of:=([.N7]+[.O6])/[.$G$3]*2" office:value-type="percentage" office:value="0.351501668520578">
            <text:p>35%</text:p>
          </table:table-cell>
          <table:table-cell table:style-name="ce4" table:formula="of:=([.O7]+[.P6])/[.$G$3]*2" office:value-type="percentage" office:value="0.154616240266963">
            <text:p>15%</text:p>
          </table:table-cell>
          <table:table-cell table:style-name="ce4" table:formula="of:=([.P7]+[.Q6])/[.$G$3]*2" office:value-type="percentage" office:value="0.0200222469410456">
            <text:p>2%</text:p>
          </table:table-cell>
          <table:table-cell table:style-name="ce4" table:formula="of:=([.Q7]+[.R6])/[.$G$3]*2" office:value-type="percentage" office:value="0.0333704115684093">
            <text:p>3%</text:p>
          </table:table-cell>
          <table:table-cell table:style-name="ce4" table:formula="of:=([.R7]+[.S6])/[.$G$3]*2" office:value-type="percentage" office:value="0.278086763070078">
            <text:p>28%</text:p>
          </table:table-cell>
          <table:table-cell table:style-name="ce4" table:formula="of:=([.S7]+[.T6])/[.$G$3]*2" office:value-type="percentage" office:value="0.0244716351501668">
            <text:p>2%</text:p>
          </table:table-cell>
          <table:table-cell table:style-name="ce4" table:formula="of:=([.T7]+[.U6])/[.$G$3]*2" office:value-type="percentage" office:value="0.0400444938820912">
            <text:p>4%</text:p>
          </table:table-cell>
          <table:table-cell table:style-name="ce4" table:formula="of:=([.U7]+[.V6])/[.$G$3]*2" office:value-type="percentage" office:value="0.014460511679644">
            <text:p>1%</text:p>
          </table:table-cell>
          <table:table-cell table:style-name="ce4" table:formula="of:=([.V7]+[.W6])/[.$G$3]*2" office:value-type="percentage" office:value="0.067853170189099">
            <text:p>7%</text:p>
          </table:table-cell>
          <table:table-cell table:style-name="ce4" table:formula="of:=([.W7]+[.X6])/[.$G$3]*2" office:value-type="percentage" office:value="0.00667408231368187">
            <text:p>1%</text:p>
          </table:table-cell>
          <table:table-cell table:style-name="ce4" table:formula="of:=([.X7]+[.Y6])/[.$G$3]*2" office:value-type="percentage" office:value="0.0622914349276974">
            <text:p>6%</text:p>
          </table:table-cell>
          <table:table-cell table:style-name="ce4" table:formula="of:=([.Y7]+[.Z6])/[.$G$3]*2" office:value-type="percentage" office:value="0.00778642936596218">
            <text:p>1%</text:p>
          </table:table-cell>
          <table:table-cell table:style-name="ce4" table:formula="of:=([.Z7]+[.AA6])/[.$G$3]*2" office:value-type="percentage" office:value="0.0634037819799778">
            <text:p>6%</text:p>
          </table:table-cell>
          <table:table-cell table:style-name="ce4" table:formula="of:=([.AA7]+[.AB6])/[.$G$3]*2" office:value-type="percentage" office:value="0.00778642936596218">
            <text:p>1%</text:p>
          </table:table-cell>
          <table:table-cell table:style-name="ce4" table:formula="of:=([.AB7]+[.AC6])/[.$G$3]*2" office:value-type="percentage" office:value="0.0600667408231368">
            <text:p>6%</text:p>
          </table:table-cell>
          <table:table-cell table:style-name="ce4" table:formula="of:=([.AC7]+[.AD6])/[.$G$3]*2" office:value-type="percentage" office:value="0.0133481646273637">
            <text:p>1%</text:p>
          </table:table-cell>
          <table:table-cell table:style-name="ce4" table:formula="of:=([.AD7]+[.AE6])/[.$G$3]*2" office:value-type="percentage" office:value="0.03559510567297">
            <text:p>4%</text:p>
          </table:table-cell>
          <table:table-cell table:style-name="ce4" table:formula="of:=([.AE7]+[.AF6])/[.$G$3]*2" office:value-type="percentage" office:value="0.0100111234705228">
            <text:p>1%</text:p>
          </table:table-cell>
          <table:table-cell table:style-name="ce4" table:formula="of:=([.AF7]+[.AG6])/[.$G$3]*2" office:value-type="percentage" office:value="0.0300333704115684">
            <text:p>3%</text:p>
          </table:table-cell>
          <table:table-cell table:style-name="ce4" table:formula="of:=([.AG7]+[.AH6])/[.$G$3]*2" office:value-type="percentage" office:value="0.00222469410456062">
            <text:p>0%</text:p>
          </table:table-cell>
          <table:table-cell table:style-name="ce4" table:formula="of:=([.AH7]+[.AI6])/[.$G$3]*2" office:value-type="percentage" office:value="0.0200222469410456">
            <text:p>2%</text:p>
          </table:table-cell>
          <table:table-cell table:style-name="ce4" table:formula="of:=([.AI7]+[.AJ6])/[.$G$3]*2" office:value-type="percentage" office:value="0.00222469410456062">
            <text:p>0%</text:p>
          </table:table-cell>
          <table:table-cell table:style-name="ce4" table:formula="of:=([.AJ7]+[.AK6])/[.$G$3]*2" office:value-type="percentage" office:value="0.00333704115684093">
            <text:p>0%</text:p>
          </table:table-cell>
          <table:table-cell table:style-name="ce4" table:formula="of:=([.AK7]+[.AL6])/[.$G$3]*2" office:value-type="percentage" office:value="0.00444938820912125">
            <text:p>0%</text:p>
          </table:table-cell>
          <table:table-cell table:style-name="ce4" table:formula="of:=([.AL7]+[.AM6])/[.$G$3]*2" office:value-type="percentage" office:value="0.0100111234705228">
            <text:p>1%</text:p>
          </table:table-cell>
          <table:table-cell table:style-name="ce4" table:formula="of:=([.AM7]+[.AN6])/[.$G$3]*2" office:value-type="percentage" office:value="0.032258064516129">
            <text:p>3%</text:p>
          </table:table-cell>
          <table:table-cell table:style-name="ce4" table:formula="of:=([.AN7]+[.AO6])/[.$G$3]*2" office:value-type="percentage" office:value="0.00667408231368187">
            <text:p>1%</text:p>
          </table:table-cell>
          <table:table-cell table:style-name="ce4" table:formula="of:=([.AO7]+[.AP6])/[.$G$3]*2" office:value-type="percentage" office:value="0.00444938820912125">
            <text:p>0%</text:p>
          </table:table-cell>
          <table:table-cell table:style-name="ce4" table:formula="of:=([.AP7]+[.AQ6])/[.$G$3]*2" office:value-type="percentage" office:value="0.00778642936596218">
            <text:p>1%</text:p>
          </table:table-cell>
          <table:table-cell table:style-name="ce4" table:formula="of:=([.AQ7]+[.AR6])/[.$G$3]*2" office:value-type="percentage" office:value="0.017797552836485">
            <text:p>2%</text:p>
          </table:table-cell>
          <table:table-cell table:style-name="ce4" table:formula="of:=([.AR7]+[.AS6])/[.$G$3]*2" office:value-type="percentage" office:value="0.0411568409343715">
            <text:p>4%</text:p>
          </table:table-cell>
          <table:table-cell table:style-name="ce4" table:formula="of:=([.AS7]+[.AT6])/[.$G$3]*2" office:value-type="percentage" office:value="0.0166852057842047">
            <text:p>2%</text:p>
          </table:table-cell>
          <table:table-cell table:style-name="ce4" table:formula="of:=([.AT7]+[.AU6])/[.$G$3]*2" office:value-type="percentage" office:value="0.0222469410456062">
            <text:p>2%</text:p>
          </table:table-cell>
          <table:table-cell table:style-name="ce4" table:formula="of:=([.AU7]+[.AV6])/[.$G$3]*2" office:value-type="percentage" office:value="0.0133481646273637">
            <text:p>1%</text:p>
          </table:table-cell>
          <table:table-cell table:style-name="ce4" table:formula="of:=([.AV7]+[.AW6])/[.$G$3]*2" office:value-type="percentage" office:value="0.0111234705228031">
            <text:p>1%</text:p>
          </table:table-cell>
          <table:table-cell table:style-name="ce4" table:formula="of:=([.AW7]+[.AX6])/[.$G$3]*2" office:value-type="percentage" office:value="0.00111234705228031">
            <text:p>0%</text:p>
          </table:table-cell>
          <table:table-cell table:style-name="ce4" table:formula="of:=([.AX7]+[.AY6])/[.$G$3]*2" office:value-type="percentage" office:value="0.502780867630701">
            <text:p>50%</text:p>
          </table:table-cell>
          <table:table-cell table:number-columns-repeated="3" table:style-name="ce1"/>
          <table:table-cell table:style-name="ce1" table:number-columns-repeated="97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% End</text:p>
          </table:table-cell>
          <table:table-cell/>
          <table:table-cell table:style-name="ce2"/>
          <table:table-cell table:style-name="ce6" table:formula="of:=MAX(0;[.D9]-([.C9]+[.E9])/2-([.B9]+[.F9])/4-([.A9]+[.G9])/6)" office:value-type="percentage" office:value="0.39367816091954">
            <text:p>39%</text:p>
          </table:table-cell>
          <table:table-cell table:style-name="ce6" table:formula="of:=MAX(0;[.E9]-([.D9]+[.F9])/2-([.C9]+[.G9])/4-([.B9]+[.H9])/6)" office:value-type="percentage" office:value="0">
            <text:p>0%</text:p>
          </table:table-cell>
          <table:table-cell table:style-name="ce6" table:formula="of:=MAX(0;[.F9]-([.E9]+[.G9])/2-([.D9]+[.H9])/4-([.C9]+[.I9])/6)" office:value-type="percentage" office:value="0">
            <text:p>0%</text:p>
          </table:table-cell>
          <table:table-cell table:style-name="ce6" table:formula="of:=MAX(0;[.G9]-([.F9]+[.H9])/2-([.E9]+[.I9])/4-([.D9]+[.J9])/6)" office:value-type="percentage" office:value="0">
            <text:p>0%</text:p>
          </table:table-cell>
          <table:table-cell table:style-name="ce6" table:formula="of:=MAX(0;[.H9]-([.G9]+[.I9])/2-([.F9]+[.J9])/4-([.E9]+[.K9])/6)" office:value-type="percentage" office:value="0">
            <text:p>0%</text:p>
          </table:table-cell>
          <table:table-cell table:style-name="ce6" table:formula="of:=MAX(0;[.I9]-([.H9]+[.J9])/2-([.G9]+[.K9])/4-([.F9]+[.L9])/6)" office:value-type="percentage" office:value="0">
            <text:p>0%</text:p>
          </table:table-cell>
          <table:table-cell table:style-name="ce6" table:formula="of:=MAX(0;[.J9]-([.I9]+[.K9])/2-([.H9]+[.L9])/4-([.G9]+[.M9])/6)" office:value-type="percentage" office:value="0">
            <text:p>0%</text:p>
          </table:table-cell>
          <table:table-cell table:style-name="ce6" table:formula="of:=MAX(0;[.K9]-([.J9]+[.L9])/2-([.I9]+[.M9])/4-([.H9]+[.N9])/6)" office:value-type="percentage" office:value="0">
            <text:p>0%</text:p>
          </table:table-cell>
          <table:table-cell table:style-name="ce6" table:formula="of:=MAX(0;[.L9]-([.K9]+[.M9])/2-([.J9]+[.N9])/4-([.I9]+[.O9])/6)" office:value-type="percentage" office:value="0">
            <text:p>0%</text:p>
          </table:table-cell>
          <table:table-cell table:style-name="ce6" table:formula="of:=MAX(0;[.M9]-([.L9]+[.N9])/2-([.K9]+[.O9])/4-([.J9]+[.P9])/6)" office:value-type="percentage" office:value="0">
            <text:p>0%</text:p>
          </table:table-cell>
          <table:table-cell table:style-name="ce6" table:formula="of:=MAX(0;[.N9]-([.M9]+[.O9])/2-([.L9]+[.P9])/4-([.K9]+[.Q9])/6)" office:value-type="percentage" office:value="0.150259547645532">
            <text:p>15%</text:p>
          </table:table-cell>
          <table:table-cell table:style-name="ce6" table:formula="of:=MAX(0;[.O9]-([.N9]+[.P9])/2-([.M9]+[.Q9])/4-([.L9]+[.R9])/6)" office:value-type="percentage" office:value="0">
            <text:p>0%</text:p>
          </table:table-cell>
          <table:table-cell table:style-name="ce6" table:formula="of:=MAX(0;[.P9]-([.O9]+[.Q9])/2-([.N9]+[.R9])/4-([.M9]+[.S9])/6)" office:value-type="percentage" office:value="0">
            <text:p>0%</text:p>
          </table:table-cell>
          <table:table-cell table:style-name="ce6" table:formula="of:=MAX(0;[.Q9]-([.P9]+[.R9])/2-([.O9]+[.S9])/4-([.N9]+[.T9])/6)" office:value-type="percentage" office:value="0">
            <text:p>0%</text:p>
          </table:table-cell>
          <table:table-cell table:style-name="ce6" table:formula="of:=MAX(0;[.R9]-([.Q9]+[.S9])/2-([.P9]+[.T9])/4-([.O9]+[.U9])/6)" office:value-type="percentage" office:value="0.205969595847238">
            <text:p>21%</text:p>
          </table:table-cell>
          <table:table-cell table:style-name="ce6" table:formula="of:=MAX(0;[.S9]-([.R9]+[.T9])/2-([.Q9]+[.U9])/4-([.P9]+[.V9])/6)" office:value-type="percentage" office:value="0">
            <text:p>0%</text:p>
          </table:table-cell>
          <table:table-cell table:style-name="ce6" table:formula="of:=MAX(0;[.T9]-([.S9]+[.U9])/2-([.R9]+[.V9])/4-([.Q9]+[.W9])/6)" office:value-type="percentage" office:value="0">
            <text:p>0%</text:p>
          </table:table-cell>
          <table:table-cell table:style-name="ce6" table:formula="of:=MAX(0;[.U9]-([.T9]+[.V9])/2-([.S9]+[.W9])/4-([.R9]+[.X9])/6)" office:value-type="percentage" office:value="0">
            <text:p>0%</text:p>
          </table:table-cell>
          <table:table-cell table:style-name="ce6" table:formula="of:=MAX(0;[.V9]-([.U9]+[.W9])/2-([.T9]+[.X9])/4-([.S9]+[.Y9])/6)" office:value-type="percentage" office:value="0.0263255469039674">
            <text:p>3%</text:p>
          </table:table-cell>
          <table:table-cell table:style-name="ce6" table:formula="of:=MAX(0;[.W9]-([.V9]+[.X9])/2-([.U9]+[.Y9])/4-([.T9]+[.Z9])/6)" office:value-type="percentage" office:value="0">
            <text:p>0%</text:p>
          </table:table-cell>
          <table:table-cell table:style-name="ce6" table:formula="of:=MAX(0;[.X9]-([.W9]+[.Y9])/2-([.V9]+[.Z9])/4-([.U9]+[.AA9])/6)" office:value-type="percentage" office:value="0.0185391175380052">
            <text:p>2%</text:p>
          </table:table-cell>
          <table:table-cell table:style-name="ce6" table:formula="of:=MAX(0;[.Y9]-([.X9]+[.Z9])/2-([.W9]+[.AA9])/4-([.V9]+[.AB9])/6)" office:value-type="percentage" office:value="0">
            <text:p>0%</text:p>
          </table:table-cell>
          <table:table-cell table:style-name="ce6" table:formula="of:=MAX(0;[.Z9]-([.Y9]+[.AA9])/2-([.X9]+[.AB9])/4-([.W9]+[.AC9])/6)" office:value-type="percentage" office:value="0.0216907675194661">
            <text:p>2%</text:p>
          </table:table-cell>
          <table:table-cell table:style-name="ce6" table:formula="of:=MAX(0;[.AA9]-([.Z9]+[.AB9])/2-([.Y9]+[.AC9])/4-([.X9]+[.AD9])/6)" office:value-type="percentage" office:value="0">
            <text:p>0%</text:p>
          </table:table-cell>
          <table:table-cell table:style-name="ce6" table:formula="of:=MAX(0;[.AB9]-([.AA9]+[.AC9])/2-([.Z9]+[.AD9])/4-([.Y9]+[.AE9])/6)" office:value-type="percentage" office:value="0.0217834631071561">
            <text:p>2%</text:p>
          </table:table-cell>
          <table:table-cell table:style-name="ce6" table:formula="of:=MAX(0;[.AC9]-([.AB9]+[.AD9])/2-([.AA9]+[.AE9])/4-([.Z9]+[.AF9])/6)" office:value-type="percentage" office:value="0">
            <text:p>0%</text:p>
          </table:table-cell>
          <table:table-cell table:style-name="ce6" table:formula="of:=MAX(0;[.AD9]-([.AC9]+[.AE9])/2-([.AB9]+[.AF9])/4-([.AA9]+[.AG9])/6)" office:value-type="percentage" office:value="0">
            <text:p>0%</text:p>
          </table:table-cell>
          <table:table-cell table:style-name="ce6" table:formula="of:=MAX(0;[.AE9]-([.AD9]+[.AF9])/2-([.AC9]+[.AG9])/4-([.AB9]+[.AH9])/6)" office:value-type="percentage" office:value="0">
            <text:p>0%</text:p>
          </table:table-cell>
          <table:table-cell table:style-name="ce6" table:formula="of:=MAX(0;[.AF9]-([.AE9]+[.AG9])/2-([.AD9]+[.AH9])/4-([.AC9]+[.AI9])/6)" office:value-type="percentage" office:value="0.00741564701520208">
            <text:p>1%</text:p>
          </table:table-cell>
          <table:table-cell table:style-name="ce6" table:formula="of:=MAX(0;[.AG9]-([.AF9]+[.AH9])/2-([.AE9]+[.AI9])/4-([.AD9]+[.AJ9])/6)" office:value-type="percentage" office:value="0">
            <text:p>0%</text:p>
          </table:table-cell>
          <table:table-cell table:style-name="ce6" table:formula="of:=MAX(0;[.AH9]-([.AG9]+[.AI9])/2-([.AF9]+[.AJ9])/4-([.AE9]+[.AK9])/6)" office:value-type="percentage" office:value="0.00704486466444197">
            <text:p>1%</text:p>
          </table:table-cell>
          <table:table-cell table:style-name="ce6" table:formula="of:=MAX(0;[.AI9]-([.AH9]+[.AJ9])/2-([.AG9]+[.AK9])/4-([.AF9]+[.AL9])/6)" office:value-type="percentage" office:value="0">
            <text:p>0%</text:p>
          </table:table-cell>
          <table:table-cell table:style-name="ce6" table:formula="of:=MAX(0;[.AJ9]-([.AI9]+[.AK9])/2-([.AH9]+[.AL9])/4-([.AG9]+[.AM9])/6)" office:value-type="percentage" office:value="0">
            <text:p>0%</text:p>
          </table:table-cell>
          <table:table-cell table:style-name="ce6" table:formula="of:=MAX(0;[.AK9]-([.AJ9]+[.AL9])/2-([.AI9]+[.AM9])/4-([.AH9]+[.AN9])/6)" office:value-type="percentage" office:value="0">
            <text:p>0%</text:p>
          </table:table-cell>
          <table:table-cell table:style-name="ce6" table:formula="of:=MAX(0;[.AL9]-([.AK9]+[.AM9])/2-([.AJ9]+[.AN9])/4-([.AI9]+[.AO9])/6)" office:value-type="percentage" office:value="0">
            <text:p>0%</text:p>
          </table:table-cell>
          <table:table-cell table:style-name="ce6" table:formula="of:=MAX(0;[.AM9]-([.AL9]+[.AN9])/2-([.AK9]+[.AO9])/4-([.AJ9]+[.AP9])/6)" office:value-type="percentage" office:value="0.0198368557656656">
            <text:p>2%</text:p>
          </table:table-cell>
          <table:table-cell table:style-name="ce6" table:formula="of:=MAX(0;[.AN9]-([.AM9]+[.AO9])/2-([.AL9]+[.AP9])/4-([.AK9]+[.AQ9])/6)" office:value-type="percentage" office:value="0">
            <text:p>0%</text:p>
          </table:table-cell>
          <table:table-cell table:style-name="ce6" table:formula="of:=MAX(0;[.AO9]-([.AN9]+[.AP9])/2-([.AM9]+[.AQ9])/4-([.AL9]+[.AR9])/6)" office:value-type="percentage" office:value="0">
            <text:p>0%</text:p>
          </table:table-cell>
          <table:table-cell table:style-name="ce6" table:formula="of:=MAX(0;[.AP9]-([.AO9]+[.AQ9])/2-([.AN9]+[.AR9])/4-([.AM9]+[.AS9])/6)" office:value-type="percentage" office:value="0">
            <text:p>0%</text:p>
          </table:table-cell>
          <table:table-cell table:style-name="ce6" table:formula="of:=MAX(0;[.AQ9]-([.AP9]+[.AR9])/2-([.AO9]+[.AS9])/4-([.AN9]+[.AT9])/6)" office:value-type="percentage" office:value="0">
            <text:p>0%</text:p>
          </table:table-cell>
          <table:table-cell table:style-name="ce6" table:formula="of:=MAX(0;[.AR9]-([.AQ9]+[.AS9])/2-([.AP9]+[.AT9])/4-([.AO9]+[.AU9])/6)" office:value-type="percentage" office:value="0.0134408602150538">
            <text:p>1%</text:p>
          </table:table-cell>
          <table:table-cell table:style-name="ce6" table:formula="of:=MAX(0;[.AS9]-([.AR9]+[.AT9])/2-([.AQ9]+[.AU9])/4-([.AP9]+[.AV9])/6)" office:value-type="percentage" office:value="0">
            <text:p>0%</text:p>
          </table:table-cell>
          <table:table-cell table:style-name="ce6" table:formula="of:=MAX(0;[.AT9]-([.AS9]+[.AU9])/2-([.AR9]+[.AV9])/4-([.AQ9]+[.AW9])/6)" office:value-type="percentage" office:value="0">
            <text:p>0%</text:p>
          </table:table-cell>
          <table:table-cell table:style-name="ce6" table:formula="of:=MAX(0;[.AU9]-([.AT9]+[.AV9])/2-([.AS9]+[.AW9])/4-([.AR9]+[.AX9])/6)" office:value-type="percentage" office:value="0">
            <text:p>0%</text:p>
          </table:table-cell>
          <table:table-cell table:style-name="ce6" table:formula="of:=MAX(0;[.AV9]-([.AU9]+[.AW9])/2-([.AT9]+[.AX9])/4-([.AS9]+[.AY9])/6)" office:value-type="percentage" office:value="0">
            <text:p>0%</text:p>
          </table:table-cell>
          <table:table-cell table:style-name="ce6" table:formula="of:=MAX(0;[.AW9]-([.AV9]+[.AX9])/2-([.AU9]+[.AY9])/4-([.AT9]+[.AZ9])/6)" office:value-type="percentage" office:value="0">
            <text:p>0%</text:p>
          </table:table-cell>
          <table:table-cell table:style-name="ce6" table:formula="of:=MAX(0;[.AX9]-([.AW9]+[.AY9])/2-([.AV9]+[.AZ9])/4-([.AU9]+[.BA9])/6)" office:value-type="percentage" office:value="0.497219132369299">
            <text:p>50%</text:p>
          </table:table-cell>
          <table:table-cell table:style-name="ce2"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Matt 5</text:p>
          </table:table-cell>
          <table:table-cell/>
          <table:table-cell office:value-type="string">
            <text:p>Passages</text:p>
          </table:table-cell>
          <table:table-cell/>
          <table:table-cell table:formula="of:=SUM([.C16:.AX16])" office:value-type="float" office:value="1586">
            <text:p>1586</text:p>
          </table:table-cell>
          <table:table-cell/>
          <table:table-cell office:value-type="string">
            <text:p>(Passages &gt; 2 instead of &gt; 1) … yields much better resul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7" office:value-type="float" office:value="48">
            <text:p>48</text:p>
          </table:table-cell>
          <table:table-cell table:number-columns-repeated="974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821">
            <text:p>821</text:p>
          </table:table-cell>
          <table:table-cell office:value-type="float" office:value="12">
            <text:p>12</text:p>
          </table:table-cell>
          <table:table-cell office:value-type="float" office:value="371">
            <text:p>37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973"/>
        </table:table-row>
        <table:table-row table:style-name="ro1">
          <table:table-cell office:value-type="string">
            <text:p>En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/>
          <table:table-cell table:style-name="ce4" table:formula="of:=([.C17]+[.D16])/[.$G$3]*2" office:value-type="percentage" office:value="0.0133481646273637">
            <text:p>1%</text:p>
          </table:table-cell>
          <table:table-cell table:style-name="ce4" table:formula="of:=([.D17]+[.E16])/[.$G$3]*2" office:value-type="percentage" office:value="0.412680756395996">
            <text:p>41%</text:p>
          </table:table-cell>
          <table:table-cell table:style-name="ce4" table:formula="of:=([.E17]+[.F16])/[.$G$3]*2" office:value-type="percentage" office:value="0.0278086763070078">
            <text:p>3%</text:p>
          </table:table-cell>
          <table:table-cell table:style-name="ce4" table:formula="of:=([.F17]+[.G16])/[.$G$3]*2" office:value-type="percentage" office:value="0.0189098998887653">
            <text:p>2%</text:p>
          </table:table-cell>
          <table:table-cell table:style-name="ce4" table:formula="of:=([.G17]+[.H16])/[.$G$3]*2" office:value-type="percentage" office:value="0.0389321468298109">
            <text:p>4%</text:p>
          </table:table-cell>
          <table:table-cell table:style-name="ce4" table:formula="of:=([.H17]+[.I16])/[.$G$3]*2" office:value-type="percentage" office:value="0.03559510567297">
            <text:p>4%</text:p>
          </table:table-cell>
          <table:table-cell table:style-name="ce4" table:formula="of:=([.I17]+[.J16])/[.$G$3]*2" office:value-type="percentage" office:value="0.032258064516129">
            <text:p>3%</text:p>
          </table:table-cell>
          <table:table-cell table:style-name="ce4" table:formula="of:=([.J17]+[.K16])/[.$G$3]*2" office:value-type="percentage" office:value="0.0489432703003337">
            <text:p>5%</text:p>
          </table:table-cell>
          <table:table-cell table:style-name="ce4" table:formula="of:=([.K17]+[.L16])/[.$G$3]*2" office:value-type="percentage" office:value="0.0556173526140156">
            <text:p>6%</text:p>
          </table:table-cell>
          <table:table-cell table:style-name="ce4" table:formula="of:=([.L17]+[.M16])/[.$G$3]*2" office:value-type="percentage" office:value="0.102335928809789">
            <text:p>10%</text:p>
          </table:table-cell>
          <table:table-cell table:style-name="ce4" table:formula="of:=([.M17]+[.N16])/[.$G$3]*2" office:value-type="percentage" office:value="0.130144605116796">
            <text:p>13%</text:p>
          </table:table-cell>
          <table:table-cell table:style-name="ce4" table:formula="of:=([.N17]+[.O16])/[.$G$3]*2" office:value-type="percentage" office:value="0.318131256952169">
            <text:p>32%</text:p>
          </table:table-cell>
          <table:table-cell table:style-name="ce4" table:formula="of:=([.O17]+[.P16])/[.$G$3]*2" office:value-type="percentage" office:value="0.153503893214683">
            <text:p>15%</text:p>
          </table:table-cell>
          <table:table-cell table:style-name="ce4" table:formula="of:=([.P17]+[.Q16])/[.$G$3]*2" office:value-type="percentage" office:value="0.00778642936596218">
            <text:p>1%</text:p>
          </table:table-cell>
          <table:table-cell table:style-name="ce4" table:formula="of:=([.Q17]+[.R16])/[.$G$3]*2" office:value-type="percentage" office:value="0.0211345939933259">
            <text:p>2%</text:p>
          </table:table-cell>
          <table:table-cell table:style-name="ce4" table:formula="of:=([.R17]+[.S16])/[.$G$3]*2" office:value-type="percentage" office:value="0.263626251390434">
            <text:p>26%</text:p>
          </table:table-cell>
          <table:table-cell table:style-name="ce4" table:formula="of:=([.S17]+[.T16])/[.$G$3]*2" office:value-type="percentage" office:value="0.0133481646273637">
            <text:p>1%</text:p>
          </table:table-cell>
          <table:table-cell table:style-name="ce4" table:formula="of:=([.T17]+[.U16])/[.$G$3]*2" office:value-type="percentage" office:value="0.0278086763070078">
            <text:p>3%</text:p>
          </table:table-cell>
          <table:table-cell table:style-name="ce4" table:formula="of:=([.U17]+[.V16])/[.$G$3]*2" office:value-type="percentage" office:value="0.0133481646273637">
            <text:p>1%</text:p>
          </table:table-cell>
          <table:table-cell table:style-name="ce4" table:formula="of:=([.V17]+[.W16])/[.$G$3]*2" office:value-type="percentage" office:value="0.0622914349276974">
            <text:p>6%</text:p>
          </table:table-cell>
          <table:table-cell table:style-name="ce4" table:formula="of:=([.W17]+[.X16])/[.$G$3]*2" office:value-type="percentage" office:value="0.00556173526140156">
            <text:p>1%</text:p>
          </table:table-cell>
          <table:table-cell table:style-name="ce4" table:formula="of:=([.X17]+[.Y16])/[.$G$3]*2" office:value-type="percentage" office:value="0.0111234705228031">
            <text:p>1%</text:p>
          </table:table-cell>
          <table:table-cell table:style-name="ce4" table:formula="of:=([.Y17]+[.Z16])/[.$G$3]*2" office:value-type="percentage" office:value="0.00667408231368187">
            <text:p>1%</text:p>
          </table:table-cell>
          <table:table-cell table:style-name="ce4" table:formula="of:=([.Z17]+[.AA16])/[.$G$3]*2" office:value-type="percentage" office:value="0.0155728587319244">
            <text:p>2%</text:p>
          </table:table-cell>
          <table:table-cell table:style-name="ce4" table:formula="of:=([.AA17]+[.AB16])/[.$G$3]*2" office:value-type="percentage" office:value="0.00667408231368187">
            <text:p>1%</text:p>
          </table:table-cell>
          <table:table-cell table:style-name="ce4" table:formula="of:=([.AB17]+[.AC16])/[.$G$3]*2" office:value-type="percentage" office:value="0.0333704115684093">
            <text:p>3%</text:p>
          </table:table-cell>
          <table:table-cell table:style-name="ce4" table:formula="of:=([.AC17]+[.AD16])/[.$G$3]*2" office:value-type="percentage" office:value="0.0100111234705228">
            <text:p>1%</text:p>
          </table:table-cell>
          <table:table-cell table:style-name="ce4" table:formula="of:=([.AD17]+[.AE16])/[.$G$3]*2" office:value-type="percentage" office:value="0.00556173526140156">
            <text:p>1%</text:p>
          </table:table-cell>
          <table:table-cell table:style-name="ce4" table:formula="of:=([.AE17]+[.AF16])/[.$G$3]*2" office:value-type="percentage" office:value="0.00667408231368187">
            <text:p>1%</text:p>
          </table:table-cell>
          <table:table-cell table:style-name="ce4" table:formula="of:=([.AF17]+[.AG16])/[.$G$3]*2" office:value-type="percentage" office:value="0.0255839822024472">
            <text:p>3%</text:p>
          </table:table-cell>
          <table:table-cell table:style-name="ce4" table:formula="of:=([.AG17]+[.AH16])/[.$G$3]*2" office:value-type="percentage" office:value="0.00222469410456062">
            <text:p>0%</text:p>
          </table:table-cell>
          <table:table-cell table:style-name="ce4" table:formula="of:=([.AH17]+[.AI16])/[.$G$3]*2" office:value-type="percentage" office:value="0.0200222469410456">
            <text:p>2%</text:p>
          </table:table-cell>
          <table:table-cell table:style-name="ce4" table:formula="of:=([.AI17]+[.AJ16])/[.$G$3]*2" office:value-type="percentage" office:value="0.00222469410456062">
            <text:p>0%</text:p>
          </table:table-cell>
          <table:table-cell table:style-name="ce4" table:formula="of:=([.AJ17]+[.AK16])/[.$G$3]*2" office:value-type="percentage" office:value="0.00333704115684093">
            <text:p>0%</text:p>
          </table:table-cell>
          <table:table-cell table:style-name="ce4" table:formula="of:=([.AK17]+[.AL16])/[.$G$3]*2" office:value-type="percentage" office:value="0.00444938820912125">
            <text:p>0%</text:p>
          </table:table-cell>
          <table:table-cell table:style-name="ce4" table:formula="of:=([.AL17]+[.AM16])/[.$G$3]*2" office:value-type="percentage" office:value="0.0100111234705228">
            <text:p>1%</text:p>
          </table:table-cell>
          <table:table-cell table:style-name="ce4" table:formula="of:=([.AM17]+[.AN16])/[.$G$3]*2" office:value-type="percentage" office:value="0.0311457174638487">
            <text:p>3%</text:p>
          </table:table-cell>
          <table:table-cell table:style-name="ce4" table:formula="of:=([.AN17]+[.AO16])/[.$G$3]*2" office:value-type="percentage" office:value="0.00556173526140156">
            <text:p>1%</text:p>
          </table:table-cell>
          <table:table-cell table:style-name="ce4" table:formula="of:=([.AO17]+[.AP16])/[.$G$3]*2" office:value-type="percentage" office:value="0.00333704115684093">
            <text:p>0%</text:p>
          </table:table-cell>
          <table:table-cell table:style-name="ce4" table:formula="of:=([.AP17]+[.AQ16])/[.$G$3]*2" office:value-type="percentage" office:value="0.00556173526140156">
            <text:p>1%</text:p>
          </table:table-cell>
          <table:table-cell table:style-name="ce4" table:formula="of:=([.AQ17]+[.AR16])/[.$G$3]*2" office:value-type="percentage" office:value="0.017797552836485">
            <text:p>2%</text:p>
          </table:table-cell>
          <table:table-cell table:style-name="ce4" table:formula="of:=([.AR17]+[.AS16])/[.$G$3]*2" office:value-type="percentage" office:value="0.03559510567297">
            <text:p>4%</text:p>
          </table:table-cell>
          <table:table-cell table:style-name="ce4" table:formula="of:=([.AS17]+[.AT16])/[.$G$3]*2" office:value-type="percentage" office:value="0.0133481646273637">
            <text:p>1%</text:p>
          </table:table-cell>
          <table:table-cell table:style-name="ce4" table:formula="of:=([.AT17]+[.AU16])/[.$G$3]*2" office:value-type="percentage" office:value="0.0166852057842047">
            <text:p>2%</text:p>
          </table:table-cell>
          <table:table-cell table:style-name="ce4" table:formula="of:=([.AU17]+[.AV16])/[.$G$3]*2" office:value-type="percentage" office:value="0.0100111234705228">
            <text:p>1%</text:p>
          </table:table-cell>
          <table:table-cell table:style-name="ce4" table:formula="of:=([.AV17]+[.AW16])/[.$G$3]*2" office:value-type="percentage" office:value="0.00778642936596218">
            <text:p>1%</text:p>
          </table:table-cell>
          <table:table-cell table:style-name="ce4" table:formula="of:=([.AW17]+[.AX16])/[.$G$3]*2" office:value-type="percentage" office:value="0.00111234705228031">
            <text:p>0%</text:p>
          </table:table-cell>
          <table:table-cell table:style-name="ce4" table:formula="of:=([.AX17]+[.AY16])/[.$G$3]*2" office:value-type="percentage" office:value="0.50055617352614">
            <text:p>50%</text:p>
          </table:table-cell>
          <table:table-cell table:number-columns-repeated="3" table:style-name="ce1"/>
          <table:table-cell table:style-name="ce1" table:number-columns-repeated="97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% End</text:p>
          </table:table-cell>
          <table:table-cell/>
          <table:table-cell table:style-name="ce2"/>
          <table:table-cell table:style-name="ce6" table:formula="of:=MAX(0;[.D19]-([.C19]+[.E19])/2-([.B19]+[.F19])/4-([.A19]+[.G19])/6)" office:value-type="percentage" office:value="0.380886169818317">
            <text:p>38%</text:p>
          </table:table-cell>
          <table:table-cell table:style-name="ce6" table:formula="of:=MAX(0;[.E19]-([.D19]+[.F19])/2-([.C19]+[.G19])/4-([.B19]+[.H19])/6)" office:value-type="percentage" office:value="0">
            <text:p>0%</text:p>
          </table:table-cell>
          <table:table-cell table:style-name="ce6" table:formula="of:=MAX(0;[.F19]-([.E19]+[.G19])/2-([.D19]+[.H19])/4-([.C19]+[.I19])/6)" office:value-type="percentage" office:value="0">
            <text:p>0%</text:p>
          </table:table-cell>
          <table:table-cell table:style-name="ce6" table:formula="of:=MAX(0;[.G19]-([.F19]+[.H19])/2-([.E19]+[.I19])/4-([.D19]+[.J19])/6)" office:value-type="percentage" office:value="0">
            <text:p>0%</text:p>
          </table:table-cell>
          <table:table-cell table:style-name="ce6" table:formula="of:=MAX(0;[.H19]-([.G19]+[.I19])/2-([.F19]+[.J19])/4-([.E19]+[.K19])/6)" office:value-type="percentage" office:value="0">
            <text:p>0%</text:p>
          </table:table-cell>
          <table:table-cell table:style-name="ce6" table:formula="of:=MAX(0;[.I19]-([.H19]+[.J19])/2-([.G19]+[.K19])/4-([.F19]+[.L19])/6)" office:value-type="percentage" office:value="0">
            <text:p>0%</text:p>
          </table:table-cell>
          <table:table-cell table:style-name="ce6" table:formula="of:=MAX(0;[.J19]-([.I19]+[.K19])/2-([.H19]+[.L19])/4-([.G19]+[.M19])/6)" office:value-type="percentage" office:value="0">
            <text:p>0%</text:p>
          </table:table-cell>
          <table:table-cell table:style-name="ce6" table:formula="of:=MAX(0;[.K19]-([.J19]+[.L19])/2-([.I19]+[.M19])/4-([.H19]+[.N19])/6)" office:value-type="percentage" office:value="0">
            <text:p>0%</text:p>
          </table:table-cell>
          <table:table-cell table:style-name="ce6" table:formula="of:=MAX(0;[.L19]-([.K19]+[.M19])/2-([.J19]+[.N19])/4-([.I19]+[.O19])/6)" office:value-type="percentage" office:value="0">
            <text:p>0%</text:p>
          </table:table-cell>
          <table:table-cell table:style-name="ce6" table:formula="of:=MAX(0;[.M19]-([.L19]+[.N19])/2-([.K19]+[.O19])/4-([.J19]+[.P19])/6)" office:value-type="percentage" office:value="0">
            <text:p>0%</text:p>
          </table:table-cell>
          <table:table-cell table:style-name="ce6" table:formula="of:=MAX(0;[.N19]-([.M19]+[.O19])/2-([.L19]+[.P19])/4-([.K19]+[.Q19])/6)" office:value-type="percentage" office:value="0.135984427141268">
            <text:p>14%</text:p>
          </table:table-cell>
          <table:table-cell table:style-name="ce6" table:formula="of:=MAX(0;[.O19]-([.N19]+[.P19])/2-([.M19]+[.Q19])/4-([.L19]+[.R19])/6)" office:value-type="percentage" office:value="0">
            <text:p>0%</text:p>
          </table:table-cell>
          <table:table-cell table:style-name="ce6" table:formula="of:=MAX(0;[.P19]-([.O19]+[.Q19])/2-([.N19]+[.R19])/4-([.M19]+[.S19])/6)" office:value-type="percentage" office:value="0">
            <text:p>0%</text:p>
          </table:table-cell>
          <table:table-cell table:style-name="ce6" table:formula="of:=MAX(0;[.Q19]-([.P19]+[.R19])/2-([.O19]+[.S19])/4-([.N19]+[.T19])/6)" office:value-type="percentage" office:value="0">
            <text:p>0%</text:p>
          </table:table-cell>
          <table:table-cell table:style-name="ce6" table:formula="of:=MAX(0;[.R19]-([.Q19]+[.S19])/2-([.P19]+[.T19])/4-([.O19]+[.U19])/6)" office:value-type="percentage" office:value="0.209677419354839">
            <text:p>21%</text:p>
          </table:table-cell>
          <table:table-cell table:style-name="ce6" table:formula="of:=MAX(0;[.S19]-([.R19]+[.T19])/2-([.Q19]+[.U19])/4-([.P19]+[.V19])/6)" office:value-type="percentage" office:value="0">
            <text:p>0%</text:p>
          </table:table-cell>
          <table:table-cell table:style-name="ce6" table:formula="of:=MAX(0;[.T19]-([.S19]+[.U19])/2-([.R19]+[.V19])/4-([.Q19]+[.W19])/6)" office:value-type="percentage" office:value="0">
            <text:p>0%</text:p>
          </table:table-cell>
          <table:table-cell table:style-name="ce6" table:formula="of:=MAX(0;[.U19]-([.T19]+[.V19])/2-([.S19]+[.W19])/4-([.R19]+[.X19])/6)" office:value-type="percentage" office:value="0">
            <text:p>0%</text:p>
          </table:table-cell>
          <table:table-cell table:style-name="ce6" table:formula="of:=MAX(0;[.V19]-([.U19]+[.W19])/2-([.T19]+[.X19])/4-([.S19]+[.Y19])/6)" office:value-type="percentage" office:value="0.0397664071190211">
            <text:p>4%</text:p>
          </table:table-cell>
          <table:table-cell table:style-name="ce6" table:formula="of:=MAX(0;[.W19]-([.V19]+[.X19])/2-([.U19]+[.Y19])/4-([.T19]+[.Z19])/6)" office:value-type="percentage" office:value="0">
            <text:p>0%</text:p>
          </table:table-cell>
          <table:table-cell table:style-name="ce6" table:formula="of:=MAX(0;[.X19]-([.W19]+[.Y19])/2-([.V19]+[.Z19])/4-([.U19]+[.AA19])/6)" office:value-type="percentage" office:value="0">
            <text:p>0%</text:p>
          </table:table-cell>
          <table:table-cell table:style-name="ce6" table:formula="of:=MAX(0;[.Y19]-([.X19]+[.Z19])/2-([.W19]+[.AA19])/4-([.V19]+[.AB19])/6)" office:value-type="percentage" office:value="0">
            <text:p>0%</text:p>
          </table:table-cell>
          <table:table-cell table:style-name="ce6" table:formula="of:=MAX(0;[.Z19]-([.Y19]+[.AA19])/2-([.X19]+[.AB19])/4-([.W19]+[.AC19])/6)" office:value-type="percentage" office:value="0">
            <text:p>0%</text:p>
          </table:table-cell>
          <table:table-cell table:style-name="ce6" table:formula="of:=MAX(0;[.AA19]-([.Z19]+[.AB19])/2-([.Y19]+[.AC19])/4-([.X19]+[.AD19])/6)" office:value-type="percentage" office:value="0">
            <text:p>0%</text:p>
          </table:table-cell>
          <table:table-cell table:style-name="ce6" table:formula="of:=MAX(0;[.AB19]-([.AA19]+[.AC19])/2-([.Z19]+[.AD19])/4-([.Y19]+[.AE19])/6)" office:value-type="percentage" office:value="0.0175194660734149">
            <text:p>2%</text:p>
          </table:table-cell>
          <table:table-cell table:style-name="ce6" table:formula="of:=MAX(0;[.AC19]-([.AB19]+[.AD19])/2-([.AA19]+[.AE19])/4-([.Z19]+[.AF19])/6)" office:value-type="percentage" office:value="0">
            <text:p>0%</text:p>
          </table:table-cell>
          <table:table-cell table:style-name="ce6" table:formula="of:=MAX(0;[.AD19]-([.AC19]+[.AE19])/2-([.AB19]+[.AF19])/4-([.AA19]+[.AG19])/6)" office:value-type="percentage" office:value="0">
            <text:p>0%</text:p>
          </table:table-cell>
          <table:table-cell table:style-name="ce6" table:formula="of:=MAX(0;[.AE19]-([.AD19]+[.AF19])/2-([.AC19]+[.AG19])/4-([.AB19]+[.AH19])/6)" office:value-type="percentage" office:value="0">
            <text:p>0%</text:p>
          </table:table-cell>
          <table:table-cell table:style-name="ce6" table:formula="of:=MAX(0;[.AF19]-([.AE19]+[.AG19])/2-([.AD19]+[.AH19])/4-([.AC19]+[.AI19])/6)" office:value-type="percentage" office:value="0.0126992955135336">
            <text:p>1%</text:p>
          </table:table-cell>
          <table:table-cell table:style-name="ce6" table:formula="of:=MAX(0;[.AG19]-([.AF19]+[.AH19])/2-([.AE19]+[.AI19])/4-([.AD19]+[.AJ19])/6)" office:value-type="percentage" office:value="0">
            <text:p>0%</text:p>
          </table:table-cell>
          <table:table-cell table:style-name="ce6" table:formula="of:=MAX(0;[.AH19]-([.AG19]+[.AI19])/2-([.AF19]+[.AJ19])/4-([.AE19]+[.AK19])/6)" office:value-type="percentage" office:value="0.00871338524286244">
            <text:p>1%</text:p>
          </table:table-cell>
          <table:table-cell table:style-name="ce6" table:formula="of:=MAX(0;[.AI19]-([.AH19]+[.AJ19])/2-([.AG19]+[.AK19])/4-([.AF19]+[.AL19])/6)" office:value-type="percentage" office:value="0">
            <text:p>0%</text:p>
          </table:table-cell>
          <table:table-cell table:style-name="ce6" table:formula="of:=MAX(0;[.AJ19]-([.AI19]+[.AK19])/2-([.AH19]+[.AL19])/4-([.AG19]+[.AM19])/6)" office:value-type="percentage" office:value="0">
            <text:p>0%</text:p>
          </table:table-cell>
          <table:table-cell table:style-name="ce6" table:formula="of:=MAX(0;[.AK19]-([.AJ19]+[.AL19])/2-([.AI19]+[.AM19])/4-([.AH19]+[.AN19])/6)" office:value-type="percentage" office:value="0">
            <text:p>0%</text:p>
          </table:table-cell>
          <table:table-cell table:style-name="ce6" table:formula="of:=MAX(0;[.AL19]-([.AK19]+[.AM19])/2-([.AJ19]+[.AN19])/4-([.AI19]+[.AO19])/6)" office:value-type="percentage" office:value="0">
            <text:p>0%</text:p>
          </table:table-cell>
          <table:table-cell table:style-name="ce6" table:formula="of:=MAX(0;[.AM19]-([.AL19]+[.AN19])/2-([.AK19]+[.AO19])/4-([.AJ19]+[.AP19])/6)" office:value-type="percentage" office:value="0.0199295513533556">
            <text:p>2%</text:p>
          </table:table-cell>
          <table:table-cell table:style-name="ce6" table:formula="of:=MAX(0;[.AN19]-([.AM19]+[.AO19])/2-([.AL19]+[.AP19])/4-([.AK19]+[.AQ19])/6)" office:value-type="percentage" office:value="0">
            <text:p>0%</text:p>
          </table:table-cell>
          <table:table-cell table:style-name="ce6" table:formula="of:=MAX(0;[.AO19]-([.AN19]+[.AP19])/2-([.AM19]+[.AQ19])/4-([.AL19]+[.AR19])/6)" office:value-type="percentage" office:value="0">
            <text:p>0%</text:p>
          </table:table-cell>
          <table:table-cell table:style-name="ce6" table:formula="of:=MAX(0;[.AP19]-([.AO19]+[.AQ19])/2-([.AN19]+[.AR19])/4-([.AM19]+[.AS19])/6)" office:value-type="percentage" office:value="0">
            <text:p>0%</text:p>
          </table:table-cell>
          <table:table-cell table:style-name="ce6" table:formula="of:=MAX(0;[.AQ19]-([.AP19]+[.AR19])/2-([.AO19]+[.AS19])/4-([.AN19]+[.AT19])/6)" office:value-type="percentage" office:value="0">
            <text:p>0%</text:p>
          </table:table-cell>
          <table:table-cell table:style-name="ce6" table:formula="of:=MAX(0;[.AR19]-([.AQ19]+[.AS19])/2-([.AP19]+[.AT19])/4-([.AO19]+[.AU19])/6)" office:value-type="percentage" office:value="0.0122358175750834">
            <text:p>1%</text:p>
          </table:table-cell>
          <table:table-cell table:style-name="ce6" table:formula="of:=MAX(0;[.AS19]-([.AR19]+[.AT19])/2-([.AQ19]+[.AU19])/4-([.AP19]+[.AV19])/6)" office:value-type="percentage" office:value="0">
            <text:p>0%</text:p>
          </table:table-cell>
          <table:table-cell table:style-name="ce6" table:formula="of:=MAX(0;[.AT19]-([.AS19]+[.AU19])/2-([.AR19]+[.AV19])/4-([.AQ19]+[.AW19])/6)" office:value-type="percentage" office:value="0">
            <text:p>0%</text:p>
          </table:table-cell>
          <table:table-cell table:style-name="ce6" table:formula="of:=MAX(0;[.AU19]-([.AT19]+[.AV19])/2-([.AS19]+[.AW19])/4-([.AR19]+[.AX19])/6)" office:value-type="percentage" office:value="0">
            <text:p>0%</text:p>
          </table:table-cell>
          <table:table-cell table:style-name="ce6" table:formula="of:=MAX(0;[.AV19]-([.AU19]+[.AW19])/2-([.AT19]+[.AX19])/4-([.AS19]+[.AY19])/6)" office:value-type="percentage" office:value="0">
            <text:p>0%</text:p>
          </table:table-cell>
          <table:table-cell table:style-name="ce6" table:formula="of:=MAX(0;[.AW19]-([.AV19]+[.AX19])/2-([.AU19]+[.AY19])/4-([.AT19]+[.AZ19])/6)" office:value-type="percentage" office:value="0">
            <text:p>0%</text:p>
          </table:table-cell>
          <table:table-cell table:style-name="ce6" table:formula="of:=MAX(0;[.AX19]-([.AW19]+[.AY19])/2-([.AV19]+[.AZ19])/4-([.AU19]+[.BA19])/6)" office:value-type="percentage" office:value="0.496384872080089">
            <text:p>50%</text:p>
          </table:table-cell>
          <table:table-cell table:style-name="ce2"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Matt 6</text:p>
          </table:table-cell>
          <table:table-cell/>
          <table:table-cell office:value-type="string">
            <text:p>Passages</text:p>
          </table:table-cell>
          <table:table-cell/>
          <table:table-cell table:formula="of:=SUM([.C28:.AX28])" office:value-type="float" office:value="982">
            <text:p>9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988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number-columns-repeated="987"/>
        </table:table-row>
        <table:table-row table:style-name="ro1">
          <table:table-cell office:value-type="string">
            <text:p>End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9">
            <text:p>40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/>
          <table:table-cell table:style-name="ce4" table:formula="of:=([.C29]+[.D28])/[.$G$25]*2" office:value-type="percentage" office:value="0.00203665987780041">
            <text:p>0%</text:p>
          </table:table-cell>
          <table:table-cell table:style-name="ce4" table:formula="of:=([.D29]+[.E28])/[.$G$25]*2" office:value-type="percentage" office:value="0.0244399185336049">
            <text:p>2%</text:p>
          </table:table-cell>
          <table:table-cell table:style-name="ce4" table:formula="of:=([.E29]+[.F28])/[.$G$25]*2" office:value-type="percentage" office:value="0.00610997963340122">
            <text:p>1%</text:p>
          </table:table-cell>
          <table:table-cell table:style-name="ce4" table:formula="of:=([.F29]+[.G28])/[.$G$25]*2" office:value-type="percentage" office:value="0.0672097759674134">
            <text:p>7%</text:p>
          </table:table-cell>
          <table:table-cell table:style-name="ce4" table:formula="of:=([.G29]+[.H28])/[.$G$25]*2" office:value-type="percentage" office:value="0.0142566191446029">
            <text:p>1%</text:p>
          </table:table-cell>
          <table:table-cell table:style-name="ce4" table:formula="of:=([.H29]+[.I28])/[.$G$25]*2" office:value-type="percentage" office:value="0.00407331975560081">
            <text:p>0%</text:p>
          </table:table-cell>
          <table:table-cell table:style-name="ce4" table:formula="of:=([.I29]+[.J28])/[.$G$25]*2" office:value-type="percentage" office:value="0.010183299389002">
            <text:p>1%</text:p>
          </table:table-cell>
          <table:table-cell table:style-name="ce4" table:formula="of:=([.J29]+[.K28])/[.$G$25]*2" office:value-type="percentage" office:value="0.562118126272912">
            <text:p>56%</text:p>
          </table:table-cell>
          <table:table-cell table:style-name="ce4" table:formula="of:=([.K29]+[.L28])/[.$G$25]*2" office:value-type="percentage" office:value="0.010183299389002">
            <text:p>1%</text:p>
          </table:table-cell>
          <table:table-cell table:style-name="ce4" table:formula="of:=([.L29]+[.M28])/[.$G$25]*2" office:value-type="percentage" office:value="0.00814663951120163">
            <text:p>1%</text:p>
          </table:table-cell>
          <table:table-cell table:style-name="ce4" table:formula="of:=([.M29]+[.N28])/[.$G$25]*2" office:value-type="percentage" office:value="0.00814663951120163">
            <text:p>1%</text:p>
          </table:table-cell>
          <table:table-cell table:style-name="ce4" table:formula="of:=([.N29]+[.O28])/[.$G$25]*2" office:value-type="percentage" office:value="0.0162932790224033">
            <text:p>2%</text:p>
          </table:table-cell>
          <table:table-cell table:style-name="ce4" table:formula="of:=([.O29]+[.P28])/[.$G$25]*2" office:value-type="percentage" office:value="0.35234215885947">
            <text:p>35%</text:p>
          </table:table-cell>
          <table:table-cell table:style-name="ce4" table:formula="of:=([.P29]+[.Q28])/[.$G$25]*2" office:value-type="percentage" office:value="0.0162932790224033">
            <text:p>2%</text:p>
          </table:table-cell>
          <table:table-cell table:style-name="ce4" table:formula="of:=([.Q29]+[.R28])/[.$G$25]*2" office:value-type="percentage" office:value="0.285132382892057">
            <text:p>29%</text:p>
          </table:table-cell>
          <table:table-cell table:style-name="ce4" table:formula="of:=([.R29]+[.S28])/[.$G$25]*2" office:value-type="percentage" office:value="0.0875763747454175">
            <text:p>9%</text:p>
          </table:table-cell>
          <table:table-cell table:style-name="ce4" table:formula="of:=([.S29]+[.T28])/[.$G$25]*2" office:value-type="percentage" office:value="0.00814663951120163">
            <text:p>1%</text:p>
          </table:table-cell>
          <table:table-cell table:style-name="ce4" table:formula="of:=([.T29]+[.U28])/[.$G$25]*2" office:value-type="percentage" office:value="0.226069246435845">
            <text:p>23%</text:p>
          </table:table-cell>
          <table:table-cell table:style-name="ce4" table:formula="of:=([.U29]+[.V28])/[.$G$25]*2" office:value-type="percentage" office:value="0.0285132382892057">
            <text:p>3%</text:p>
          </table:table-cell>
          <table:table-cell table:style-name="ce4" table:formula="of:=([.V29]+[.W28])/[.$G$25]*2" office:value-type="percentage" office:value="0.0203665987780041">
            <text:p>2%</text:p>
          </table:table-cell>
          <table:table-cell table:style-name="ce4" table:formula="of:=([.W29]+[.X28])/[.$G$25]*2" office:value-type="percentage" office:value="0.29938900203666">
            <text:p>30%</text:p>
          </table:table-cell>
          <table:table-cell table:style-name="ce4" table:formula="of:=([.X29]+[.Y28])/[.$G$25]*2" office:value-type="percentage" office:value="0.00814663951120163">
            <text:p>1%</text:p>
          </table:table-cell>
          <table:table-cell table:style-name="ce4" table:formula="of:=([.Y29]+[.Z28])/[.$G$25]*2" office:value-type="percentage" office:value="0.0529531568228106">
            <text:p>5%</text:p>
          </table:table-cell>
          <table:table-cell table:style-name="ce4" table:formula="of:=([.Z29]+[.AA28])/[.$G$25]*2" office:value-type="percentage" office:value="0.107942973523422">
            <text:p>11%</text:p>
          </table:table-cell>
          <table:table-cell table:style-name="ce4" table:formula="of:=([.AA29]+[.AB28])/[.$G$25]*2" office:value-type="percentage" office:value="0.0162932790224033">
            <text:p>2%</text:p>
          </table:table-cell>
          <table:table-cell table:style-name="ce4" table:formula="of:=([.AB29]+[.AC28])/[.$G$25]*2" office:value-type="percentage" office:value="0.0122199592668024">
            <text:p>1%</text:p>
          </table:table-cell>
          <table:table-cell table:style-name="ce4" table:formula="of:=([.AC29]+[.AD28])/[.$G$25]*2" office:value-type="percentage" office:value="0.0203665987780041">
            <text:p>2%</text:p>
          </table:table-cell>
          <table:table-cell table:style-name="ce4" table:formula="of:=([.AD29]+[.AE28])/[.$G$25]*2" office:value-type="percentage" office:value="0.00407331975560081">
            <text:p>0%</text:p>
          </table:table-cell>
          <table:table-cell table:style-name="ce4" table:formula="of:=([.AE29]+[.AF28])/[.$G$25]*2" office:value-type="percentage" office:value="0.0122199592668024">
            <text:p>1%</text:p>
          </table:table-cell>
          <table:table-cell table:style-name="ce4" table:formula="of:=([.AF29]+[.AG28])/[.$G$25]*2" office:value-type="percentage" office:value="0.054989816700611">
            <text:p>5%</text:p>
          </table:table-cell>
          <table:table-cell table:style-name="ce4" table:formula="of:=([.AG29]+[.AH28])/[.$G$25]*2" office:value-type="percentage" office:value="0.0122199592668024">
            <text:p>1%</text:p>
          </table:table-cell>
          <table:table-cell table:style-name="ce4" table:formula="of:=([.AH29]+[.AI28])/[.$G$25]*2" office:value-type="percentage" office:value="0.130346232179226">
            <text:p>13%</text:p>
          </table:table-cell>
          <table:table-cell table:style-name="ce4" table:formula="of:=([.AI29]+[.AJ28])/[.$G$25]*2" office:value-type="percentage" office:value="0.0346232179226069">
            <text:p>3%</text:p>
          </table:table-cell>
          <table:table-cell table:style-name="ce4" table:formula="of:=([.AJ29]+[.AK28])/[.$G$25]*2" office:value-type="percentage" office:value="0.832993890020367">
            <text:p>83%</text:p>
          </table:table-cell>
          <table:table-cell table:number-columns-repeated="3" table:style-name="ce4"/>
          <table:table-cell table:style-name="ce4" table:number-columns-repeated="11"/>
          <table:table-cell table:style-name="ce1"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% End</text:p>
          </table:table-cell>
          <table:table-cell/>
          <table:table-cell table:style-name="ce2"/>
          <table:table-cell table:style-name="ce6" table:formula="of:=MAX(0;[.D31]-([.C31]+[.E31])/2-([.B31]+[.F31])/4-([.A31]+[.G31])/6)" office:value-type="percentage" office:value="0.00118805159538357">
            <text:p>0%</text:p>
          </table:table-cell>
          <table:table-cell table:style-name="ce6" table:formula="of:=MAX(0;[.E31]-([.D31]+[.F31])/2-([.C31]+[.G31])/4-([.B31]+[.H31])/6)" office:value-type="percentage" office:value="0">
            <text:p>0%</text:p>
          </table:table-cell>
          <table:table-cell table:style-name="ce6" table:formula="of:=MAX(0;[.F31]-([.E31]+[.G31])/2-([.D31]+[.H31])/4-([.C31]+[.I31])/6)" office:value-type="percentage" office:value="0.0478615071283096">
            <text:p>5%</text:p>
          </table:table-cell>
          <table:table-cell table:style-name="ce6" table:formula="of:=MAX(0;[.G31]-([.F31]+[.H31])/2-([.E31]+[.I31])/4-([.D31]+[.J31])/6)" office:value-type="percentage" office:value="0">
            <text:p>0%</text:p>
          </table:table-cell>
          <table:table-cell table:style-name="ce6" table:formula="of:=MAX(0;[.H31]-([.G31]+[.I31])/2-([.F31]+[.J31])/4-([.E31]+[.K31])/6)" office:value-type="percentage" office:value="0">
            <text:p>0%</text:p>
          </table:table-cell>
          <table:table-cell table:style-name="ce6" table:formula="of:=MAX(0;[.I31]-([.H31]+[.J31])/2-([.G31]+[.K31])/4-([.F31]+[.L31])/6)" office:value-type="percentage" office:value="0">
            <text:p>0%</text:p>
          </table:table-cell>
          <table:table-cell table:style-name="ce6" table:formula="of:=MAX(0;[.J31]-([.I31]+[.K31])/2-([.H31]+[.L31])/4-([.G31]+[.M31])/6)" office:value-type="percentage" office:value="0.545145960624576">
            <text:p>55%</text:p>
          </table:table-cell>
          <table:table-cell table:style-name="ce6" table:formula="of:=MAX(0;[.K31]-([.J31]+[.L31])/2-([.I31]+[.M31])/4-([.H31]+[.N31])/6)" office:value-type="percentage" office:value="0">
            <text:p>0%</text:p>
          </table:table-cell>
          <table:table-cell table:style-name="ce6" table:formula="of:=MAX(0;[.L31]-([.K31]+[.M31])/2-([.J31]+[.N31])/4-([.I31]+[.O31])/6)" office:value-type="percentage" office:value="0">
            <text:p>0%</text:p>
          </table:table-cell>
          <table:table-cell table:style-name="ce6" table:formula="of:=MAX(0;[.M31]-([.L31]+[.N31])/2-([.K31]+[.O31])/4-([.J31]+[.P31])/6)" office:value-type="percentage" office:value="0">
            <text:p>0%</text:p>
          </table:table-cell>
          <table:table-cell table:style-name="ce6" table:formula="of:=MAX(0;[.N31]-([.M31]+[.O31])/2-([.L31]+[.P31])/4-([.K31]+[.Q31])/6)" office:value-type="percentage" office:value="0">
            <text:p>0%</text:p>
          </table:table-cell>
          <table:table-cell table:style-name="ce6" table:formula="of:=MAX(0;[.O31]-([.N31]+[.P31])/2-([.M31]+[.Q31])/4-([.L31]+[.R31])/6)" office:value-type="percentage" office:value="0.246775288526816">
            <text:p>25%</text:p>
          </table:table-cell>
          <table:table-cell table:style-name="ce6" table:formula="of:=MAX(0;[.P31]-([.O31]+[.Q31])/2-([.N31]+[.R31])/4-([.M31]+[.S31])/6)" office:value-type="percentage" office:value="0">
            <text:p>0%</text:p>
          </table:table-cell>
          <table:table-cell table:style-name="ce6" table:formula="of:=MAX(0;[.Q31]-([.P31]+[.R31])/2-([.O31]+[.S31])/4-([.N31]+[.T31])/6)" office:value-type="percentage" office:value="0.102681602172437">
            <text:p>10%</text:p>
          </table:table-cell>
          <table:table-cell table:style-name="ce6" table:formula="of:=MAX(0;[.R31]-([.Q31]+[.S31])/2-([.P31]+[.T31])/4-([.O31]+[.U31])/6)" office:value-type="percentage" office:value="0">
            <text:p>0%</text:p>
          </table:table-cell>
          <table:table-cell table:style-name="ce6" table:formula="of:=MAX(0;[.S31]-([.R31]+[.T31])/2-([.Q31]+[.U31])/4-([.P31]+[.V31])/6)" office:value-type="percentage" office:value="0">
            <text:p>0%</text:p>
          </table:table-cell>
          <table:table-cell table:style-name="ce6" table:formula="of:=MAX(0;[.T31]-([.S31]+[.U31])/2-([.R31]+[.V31])/4-([.Q31]+[.W31])/6)" office:value-type="percentage" office:value="0.0833333333333334">
            <text:p>8%</text:p>
          </table:table-cell>
          <table:table-cell table:style-name="ce6" table:formula="of:=MAX(0;[.U31]-([.T31]+[.V31])/2-([.S31]+[.W31])/4-([.R31]+[.X31])/6)" office:value-type="percentage" office:value="0">
            <text:p>0%</text:p>
          </table:table-cell>
          <table:table-cell table:style-name="ce6" table:formula="of:=MAX(0;[.V31]-([.U31]+[.W31])/2-([.T31]+[.X31])/4-([.S31]+[.Y31])/6)" office:value-type="percentage" office:value="0">
            <text:p>0%</text:p>
          </table:table-cell>
          <table:table-cell table:style-name="ce6" table:formula="of:=MAX(0;[.W31]-([.V31]+[.X31])/2-([.U31]+[.Y31])/4-([.T31]+[.Z31])/6)" office:value-type="percentage" office:value="0.209097080787508">
            <text:p>21%</text:p>
          </table:table-cell>
          <table:table-cell table:style-name="ce6" table:formula="of:=MAX(0;[.X31]-([.W31]+[.Y31])/2-([.V31]+[.Z31])/4-([.U31]+[.AA31])/6)" office:value-type="percentage" office:value="0">
            <text:p>0%</text:p>
          </table:table-cell>
          <table:table-cell table:style-name="ce6" table:formula="of:=MAX(0;[.Y31]-([.X31]+[.Z31])/2-([.W31]+[.AA31])/4-([.V31]+[.AB31])/6)" office:value-type="percentage" office:value="0">
            <text:p>0%</text:p>
          </table:table-cell>
          <table:table-cell table:style-name="ce6" table:formula="of:=MAX(0;[.Z31]-([.Y31]+[.AA31])/2-([.X31]+[.AB31])/4-([.W31]+[.AC31])/6)" office:value-type="percentage" office:value="0.0149355057705363">
            <text:p>1%</text:p>
          </table:table-cell>
          <table:table-cell table:style-name="ce6" table:formula="of:=MAX(0;[.AA31]-([.Z31]+[.AB31])/2-([.Y31]+[.AC31])/4-([.X31]+[.AD31])/6)" office:value-type="percentage" office:value="0">
            <text:p>0%</text:p>
          </table:table-cell>
          <table:table-cell table:style-name="ce6" table:formula="of:=MAX(0;[.AB31]-([.AA31]+[.AC31])/2-([.Z31]+[.AD31])/4-([.Y31]+[.AE31])/6)" office:value-type="percentage" office:value="0">
            <text:p>0%</text:p>
          </table:table-cell>
          <table:table-cell table:style-name="ce6" table:formula="of:=MAX(0;[.AC31]-([.AB31]+[.AD31])/2-([.AA31]+[.AE31])/4-([.Z31]+[.AF31])/6)" office:value-type="percentage" office:value="0">
            <text:p>0%</text:p>
          </table:table-cell>
          <table:table-cell table:style-name="ce6" table:formula="of:=MAX(0;[.AD31]-([.AC31]+[.AE31])/2-([.AB31]+[.AF31])/4-([.AA31]+[.AG31])/6)" office:value-type="percentage" office:value="0">
            <text:p>0%</text:p>
          </table:table-cell>
          <table:table-cell table:style-name="ce6" table:formula="of:=MAX(0;[.AE31]-([.AD31]+[.AF31])/2-([.AC31]+[.AG31])/4-([.AB31]+[.AH31])/6)" office:value-type="percentage" office:value="0">
            <text:p>0%</text:p>
          </table:table-cell>
          <table:table-cell table:style-name="ce6" table:formula="of:=MAX(0;[.AF31]-([.AE31]+[.AG31])/2-([.AD31]+[.AH31])/4-([.AC31]+[.AI31])/6)" office:value-type="percentage" office:value="0">
            <text:p>0%</text:p>
          </table:table-cell>
          <table:table-cell table:style-name="ce6" table:formula="of:=MAX(0;[.AG31]-([.AF31]+[.AH31])/2-([.AE31]+[.AI31])/4-([.AD31]+[.AJ31])/6)" office:value-type="percentage" office:value="0">
            <text:p>0%</text:p>
          </table:table-cell>
          <table:table-cell table:style-name="ce6" table:formula="of:=MAX(0;[.AH31]-([.AG31]+[.AI31])/2-([.AF31]+[.AJ31])/4-([.AE31]+[.AK31])/6)" office:value-type="percentage" office:value="0">
            <text:p>0%</text:p>
          </table:table-cell>
          <table:table-cell table:style-name="ce6" table:formula="of:=MAX(0;[.AI31]-([.AH31]+[.AJ31])/2-([.AG31]+[.AK31])/4-([.AF31]+[.AL31])/6)" office:value-type="percentage" office:value="0">
            <text:p>0%</text:p>
          </table:table-cell>
          <table:table-cell table:style-name="ce6" table:formula="of:=MAX(0;[.AJ31]-([.AI31]+[.AK31])/2-([.AH31]+[.AL31])/4-([.AG31]+[.AM31])/6)" office:value-type="percentage" office:value="0.781059063136456">
            <text:p>78%</text:p>
          </table:table-cell>
          <table:table-cell table:style-name="ce6" table:number-columns-repeated="14"/>
          <table:table-cell table:style-name="ce2" table:number-columns-repeated="97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Rom 1</text:p>
          </table:table-cell>
          <table:table-cell/>
          <table:table-cell office:value-type="string">
            <text:p>Passages</text:p>
          </table:table-cell>
          <table:table-cell/>
          <table:table-cell table:formula="of:=SUM([.C39:.AX39])" office:value-type="float" office:value="662">
            <text:p>6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90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304">
            <text:p>30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989"/>
        </table:table-row>
        <table:table-row table:style-name="ro1">
          <table:table-cell office:value-type="string">
            <text:p>End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222">
            <text:p>222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 table:style-name="ce1"/>
          <table:table-cell table:style-name="ce4" table:formula="of:=([.C40]+[.D39])/[.$G$36]*2" office:value-type="percentage" office:value="0.00302114803625378">
            <text:p>0%</text:p>
          </table:table-cell>
          <table:table-cell table:style-name="ce4" table:formula="of:=([.D40]+[.E39])/[.$G$36]*2" office:value-type="percentage" office:value="0.0392749244712991">
            <text:p>4%</text:p>
          </table:table-cell>
          <table:table-cell table:style-name="ce4" table:formula="of:=([.E40]+[.F39])/[.$G$36]*2" office:value-type="percentage" office:value="0.0302114803625378">
            <text:p>3%</text:p>
          </table:table-cell>
          <table:table-cell table:style-name="ce4" table:formula="of:=([.F40]+[.G39])/[.$G$36]*2" office:value-type="percentage" office:value="0.0634441087613293">
            <text:p>6%</text:p>
          </table:table-cell>
          <table:table-cell table:style-name="ce4" table:formula="of:=([.G40]+[.H39])/[.$G$36]*2" office:value-type="percentage" office:value="0.0422960725075529">
            <text:p>4%</text:p>
          </table:table-cell>
          <table:table-cell table:style-name="ce4" table:formula="of:=([.H40]+[.I39])/[.$G$36]*2" office:value-type="percentage" office:value="0.0392749244712991">
            <text:p>4%</text:p>
          </table:table-cell>
          <table:table-cell table:style-name="ce4" table:formula="of:=([.I40]+[.J39])/[.$G$36]*2" office:value-type="percentage" office:value="0.0453172205438066">
            <text:p>5%</text:p>
          </table:table-cell>
          <table:table-cell table:style-name="ce4" table:formula="of:=([.J40]+[.K39])/[.$G$36]*2" office:value-type="percentage" office:value="0.0151057401812689">
            <text:p>2%</text:p>
          </table:table-cell>
          <table:table-cell table:style-name="ce4" table:formula="of:=([.K40]+[.L39])/[.$G$36]*2" office:value-type="percentage" office:value="0.00906344410876133">
            <text:p>1%</text:p>
          </table:table-cell>
          <table:table-cell table:style-name="ce4" table:formula="of:=([.L40]+[.M39])/[.$G$36]*2" office:value-type="percentage" office:value="0.0664652567975831">
            <text:p>7%</text:p>
          </table:table-cell>
          <table:table-cell table:style-name="ce4" table:formula="of:=([.M40]+[.N39])/[.$G$36]*2" office:value-type="percentage" office:value="0.0120845921450151">
            <text:p>1%</text:p>
          </table:table-cell>
          <table:table-cell table:style-name="ce4" table:formula="of:=([.N40]+[.O39])/[.$G$36]*2" office:value-type="percentage" office:value="0.0120845921450151">
            <text:p>1%</text:p>
          </table:table-cell>
          <table:table-cell table:style-name="ce4" table:formula="of:=([.O40]+[.P39])/[.$G$36]*2" office:value-type="percentage" office:value="0.0241691842900302">
            <text:p>2%</text:p>
          </table:table-cell>
          <table:table-cell table:style-name="ce4" table:formula="of:=([.P40]+[.Q39])/[.$G$36]*2" office:value-type="percentage" office:value="0.0181268882175227">
            <text:p>2%</text:p>
          </table:table-cell>
          <table:table-cell table:style-name="ce4" table:formula="of:=([.Q40]+[.R39])/[.$G$36]*2" office:value-type="percentage" office:value="0.676737160120846">
            <text:p>68%</text:p>
          </table:table-cell>
          <table:table-cell table:style-name="ce4" table:formula="of:=([.R40]+[.S39])/[.$G$36]*2" office:value-type="percentage" office:value="0.0241691842900302">
            <text:p>2%</text:p>
          </table:table-cell>
          <table:table-cell table:style-name="ce4" table:formula="of:=([.S40]+[.T39])/[.$G$36]*2" office:value-type="percentage" office:value="0.522658610271903">
            <text:p>52%</text:p>
          </table:table-cell>
          <table:table-cell table:style-name="ce4" table:formula="of:=([.T40]+[.U39])/[.$G$36]*2" office:value-type="percentage" office:value="0.0996978851963746">
            <text:p>10%</text:p>
          </table:table-cell>
          <table:table-cell table:style-name="ce4" table:formula="of:=([.U40]+[.V39])/[.$G$36]*2" office:value-type="percentage" office:value="0.129909365558912">
            <text:p>13%</text:p>
          </table:table-cell>
          <table:table-cell table:style-name="ce4" table:formula="of:=([.V40]+[.W39])/[.$G$36]*2" office:value-type="percentage" office:value="0.117824773413897">
            <text:p>12%</text:p>
          </table:table-cell>
          <table:table-cell table:style-name="ce4" table:formula="of:=([.W40]+[.X39])/[.$G$36]*2" office:value-type="percentage" office:value="0.11178247734139">
            <text:p>11%</text:p>
          </table:table-cell>
          <table:table-cell table:style-name="ce4" table:formula="of:=([.X40]+[.Y39])/[.$G$36]*2" office:value-type="percentage" office:value="0.0392749244712991">
            <text:p>4%</text:p>
          </table:table-cell>
          <table:table-cell table:style-name="ce4" table:formula="of:=([.Y40]+[.Z39])/[.$G$36]*2" office:value-type="percentage" office:value="0.129909365558912">
            <text:p>13%</text:p>
          </table:table-cell>
          <table:table-cell table:style-name="ce4" table:formula="of:=([.Z40]+[.AA39])/[.$G$36]*2" office:value-type="percentage" office:value="0.00604229607250755">
            <text:p>1%</text:p>
          </table:table-cell>
          <table:table-cell table:style-name="ce4" table:formula="of:=([.AA40]+[.AB39])/[.$G$36]*2" office:value-type="percentage" office:value="0.0453172205438066">
            <text:p>5%</text:p>
          </table:table-cell>
          <table:table-cell table:style-name="ce4" table:formula="of:=([.AB40]+[.AC39])/[.$G$36]*2" office:value-type="percentage" office:value="0.00302114803625378">
            <text:p>0%</text:p>
          </table:table-cell>
          <table:table-cell table:style-name="ce4" table:formula="of:=([.AC40]+[.AD39])/[.$G$36]*2" office:value-type="percentage" office:value="0.0422960725075529">
            <text:p>4%</text:p>
          </table:table-cell>
          <table:table-cell table:style-name="ce4" table:formula="of:=([.AD40]+[.AE39])/[.$G$36]*2" office:value-type="percentage" office:value="0.0241691842900302">
            <text:p>2%</text:p>
          </table:table-cell>
          <table:table-cell table:style-name="ce4" table:formula="of:=([.AE40]+[.AF39])/[.$G$36]*2" office:value-type="percentage" office:value="0.00604229607250755">
            <text:p>1%</text:p>
          </table:table-cell>
          <table:table-cell table:style-name="ce4" table:formula="of:=([.AF40]+[.AG39])/[.$G$36]*2" office:value-type="percentage" office:value="0.00604229607250755">
            <text:p>1%</text:p>
          </table:table-cell>
          <table:table-cell table:style-name="ce4" table:formula="of:=([.AG40]+[.AH39])/[.$G$36]*2" office:value-type="percentage" office:value="0.00604229607250755">
            <text:p>1%</text:p>
          </table:table-cell>
          <table:table-cell table:style-name="ce4" table:formula="of:=([.AH40]+[.AI39])/[.$G$36]*2" office:value-type="percentage" office:value="0.670694864048338">
            <text:p>67%</text:p>
          </table:table-cell>
          <table:table-cell table:number-columns-repeated="3" table:style-name="ce4"/>
          <table:table-cell table:style-name="ce4" table:number-columns-repeated="13"/>
          <table:table-cell table:style-name="ce1"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6" table:formula="of:=MAX(0;[.D42]-([.C42]+[.E42])/2-([.B42]+[.F42])/4-([.A42]+[.G42])/6)" office:value-type="percentage" office:value="0">
            <text:p>0%</text:p>
          </table:table-cell>
          <table:table-cell table:style-name="ce6" table:formula="of:=MAX(0;[.E42]-([.D42]+[.F42])/2-([.C42]+[.G42])/4-([.B42]+[.H42])/6)" office:value-type="percentage" office:value="0">
            <text:p>0%</text:p>
          </table:table-cell>
          <table:table-cell table:style-name="ce6" table:formula="of:=MAX(0;[.F42]-([.E42]+[.G42])/2-([.D42]+[.H42])/4-([.C42]+[.I42])/6)" office:value-type="percentage" office:value="0">
            <text:p>0%</text:p>
          </table:table-cell>
          <table:table-cell table:style-name="ce6" table:formula="of:=MAX(0;[.G42]-([.F42]+[.H42])/2-([.E42]+[.I42])/4-([.D42]+[.J42])/6)" office:value-type="percentage" office:value="0">
            <text:p>0%</text:p>
          </table:table-cell>
          <table:table-cell table:style-name="ce6" table:formula="of:=MAX(0;[.H42]-([.G42]+[.I42])/2-([.F42]+[.J42])/4-([.E42]+[.K42])/6)" office:value-type="percentage" office:value="0">
            <text:p>0%</text:p>
          </table:table-cell>
          <table:table-cell table:style-name="ce6" table:formula="of:=MAX(0;[.I42]-([.H42]+[.J42])/2-([.G42]+[.K42])/4-([.F42]+[.L42])/6)" office:value-type="percentage" office:value="0">
            <text:p>0%</text:p>
          </table:table-cell>
          <table:table-cell table:style-name="ce6" table:formula="of:=MAX(0;[.J42]-([.I42]+[.K42])/2-([.H42]+[.L42])/4-([.G42]+[.M42])/6)" office:value-type="percentage" office:value="0">
            <text:p>0%</text:p>
          </table:table-cell>
          <table:table-cell table:style-name="ce6" table:formula="of:=MAX(0;[.K42]-([.J42]+[.L42])/2-([.I42]+[.M42])/4-([.H42]+[.N42])/6)" office:value-type="percentage" office:value="0">
            <text:p>0%</text:p>
          </table:table-cell>
          <table:table-cell table:style-name="ce6" table:formula="of:=MAX(0;[.L42]-([.K42]+[.M42])/2-([.J42]+[.N42])/4-([.I42]+[.O42])/6)" office:value-type="percentage" office:value="0.0375125881168177">
            <text:p>4%</text:p>
          </table:table-cell>
          <table:table-cell table:style-name="ce6" table:formula="of:=MAX(0;[.M42]-([.L42]+[.N42])/2-([.K42]+[.O42])/4-([.J42]+[.P42])/6)" office:value-type="percentage" office:value="0">
            <text:p>0%</text:p>
          </table:table-cell>
          <table:table-cell table:style-name="ce6" table:formula="of:=MAX(0;[.N42]-([.M42]+[.O42])/2-([.L42]+[.P42])/4-([.K42]+[.Q42])/6)" office:value-type="percentage" office:value="0">
            <text:p>0%</text:p>
          </table:table-cell>
          <table:table-cell table:style-name="ce6" table:formula="of:=MAX(0;[.O42]-([.N42]+[.P42])/2-([.M42]+[.Q42])/4-([.L42]+[.R42])/6)" office:value-type="percentage" office:value="0">
            <text:p>0%</text:p>
          </table:table-cell>
          <table:table-cell table:style-name="ce6" table:formula="of:=MAX(0;[.P42]-([.O42]+[.Q42])/2-([.N42]+[.R42])/4-([.M42]+[.S42])/6)" office:value-type="percentage" office:value="0">
            <text:p>0%</text:p>
          </table:table-cell>
          <table:table-cell table:style-name="ce6" table:formula="of:=MAX(0;[.Q42]-([.P42]+[.R42])/2-([.O42]+[.S42])/4-([.N42]+[.T42])/6)" office:value-type="percentage" office:value="0.500251762336355">
            <text:p>50%</text:p>
          </table:table-cell>
          <table:table-cell table:style-name="ce6" table:formula="of:=MAX(0;[.R42]-([.Q42]+[.S42])/2-([.P42]+[.T42])/4-([.O42]+[.U42])/6)" office:value-type="percentage" office:value="0">
            <text:p>0%</text:p>
          </table:table-cell>
          <table:table-cell table:style-name="ce6" table:formula="of:=MAX(0;[.S42]-([.R42]+[.T42])/2-([.Q42]+[.U42])/4-([.P42]+[.V42])/6)" office:value-type="percentage" office:value="0.236404833836858">
            <text:p>24%</text:p>
          </table:table-cell>
          <table:table-cell table:style-name="ce6" table:formula="of:=MAX(0;[.T42]-([.S42]+[.U42])/2-([.R42]+[.V42])/4-([.Q42]+[.W42])/6)" office:value-type="percentage" office:value="0">
            <text:p>0%</text:p>
          </table:table-cell>
          <table:table-cell table:style-name="ce6" table:formula="of:=MAX(0;[.U42]-([.T42]+[.V42])/2-([.S42]+[.W42])/4-([.R42]+[.X42])/6)" office:value-type="percentage" office:value="0">
            <text:p>0%</text:p>
          </table:table-cell>
          <table:table-cell table:style-name="ce6" table:formula="of:=MAX(0;[.V42]-([.U42]+[.W42])/2-([.T42]+[.X42])/4-([.S42]+[.Y42])/6)" office:value-type="percentage" office:value="0">
            <text:p>0%</text:p>
          </table:table-cell>
          <table:table-cell table:style-name="ce6" table:formula="of:=MAX(0;[.W42]-([.V42]+[.X42])/2-([.U42]+[.Y42])/4-([.T42]+[.Z42])/6)" office:value-type="percentage" office:value="0">
            <text:p>0%</text:p>
          </table:table-cell>
          <table:table-cell table:style-name="ce6" table:formula="of:=MAX(0;[.X42]-([.W42]+[.Y42])/2-([.V42]+[.Z42])/4-([.U42]+[.AA42])/6)" office:value-type="percentage" office:value="0">
            <text:p>0%</text:p>
          </table:table-cell>
          <table:table-cell table:style-name="ce6" table:formula="of:=MAX(0;[.Y42]-([.X42]+[.Z42])/2-([.W42]+[.AA42])/4-([.V42]+[.AB42])/6)" office:value-type="percentage" office:value="0.0478348439073514">
            <text:p>5%</text:p>
          </table:table-cell>
          <table:table-cell table:style-name="ce6" table:formula="of:=MAX(0;[.Z42]-([.Y42]+[.AA42])/2-([.X42]+[.AB42])/4-([.W42]+[.AC42])/6)" office:value-type="percentage" office:value="0">
            <text:p>0%</text:p>
          </table:table-cell>
          <table:table-cell table:style-name="ce6" table:formula="of:=MAX(0;[.AA42]-([.Z42]+[.AB42])/2-([.Y42]+[.AC42])/4-([.X42]+[.AD42])/6)" office:value-type="percentage" office:value="0">
            <text:p>0%</text:p>
          </table:table-cell>
          <table:table-cell table:style-name="ce6" table:formula="of:=MAX(0;[.AB42]-([.AA42]+[.AC42])/2-([.Z42]+[.AD42])/4-([.Y42]+[.AE42])/6)" office:value-type="percentage" office:value="0">
            <text:p>0%</text:p>
          </table:table-cell>
          <table:table-cell table:style-name="ce6" table:formula="of:=MAX(0;[.AC42]-([.AB42]+[.AD42])/2-([.AA42]+[.AE42])/4-([.Z42]+[.AF42])/6)" office:value-type="percentage" office:value="0.0138469284994965">
            <text:p>1%</text:p>
          </table:table-cell>
          <table:table-cell table:style-name="ce6" table:formula="of:=MAX(0;[.AD42]-([.AC42]+[.AE42])/2-([.AB42]+[.AF42])/4-([.AA42]+[.AG42])/6)" office:value-type="percentage" office:value="0">
            <text:p>0%</text:p>
          </table:table-cell>
          <table:table-cell table:style-name="ce6" table:formula="of:=MAX(0;[.AE42]-([.AD42]+[.AF42])/2-([.AC42]+[.AG42])/4-([.AB42]+[.AH42])/6)" office:value-type="percentage" office:value="0">
            <text:p>0%</text:p>
          </table:table-cell>
          <table:table-cell table:style-name="ce6" table:formula="of:=MAX(0;[.AF42]-([.AE42]+[.AG42])/2-([.AD42]+[.AH42])/4-([.AC42]+[.AI42])/6)" office:value-type="percentage" office:value="0">
            <text:p>0%</text:p>
          </table:table-cell>
          <table:table-cell table:style-name="ce6" table:formula="of:=MAX(0;[.AG42]-([.AF42]+[.AH42])/2-([.AE42]+[.AI42])/4-([.AD42]+[.AJ42])/6)" office:value-type="percentage" office:value="0">
            <text:p>0%</text:p>
          </table:table-cell>
          <table:table-cell table:style-name="ce6" table:formula="of:=MAX(0;[.AH42]-([.AG42]+[.AI42])/2-([.AF42]+[.AJ42])/4-([.AE42]+[.AK42])/6)" office:value-type="percentage" office:value="0.66515609264854">
            <text:p>67%</text:p>
          </table:table-cell>
          <table:table-cell table:style-name="ce6" table:number-columns-repeated="16"/>
          <table:table-cell table:style-name="ce2" table:number-columns-repeated="97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Rom 1</text:p>
          </table:table-cell>
          <table:table-cell/>
          <table:table-cell office:value-type="string">
            <text:p>Passages</text:p>
          </table:table-cell>
          <table:table-cell/>
          <table:table-cell table:formula="of:=SUM([.C51:.AX51])" office:value-type="float" office:value="1914">
            <text:p>19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684">
            <text:p>68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/>
          <table:table-cell table:number-columns-repeated="982"/>
        </table:table-row>
        <table:table-row table:style-name="ro1">
          <table:table-cell office:value-type="string">
            <text:p>End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94">
            <text:p>994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 table:style-name="ce1"/>
          <table:table-cell table:style-name="ce4" table:formula="of:=([.C51]+[.D50])/[.$G$47]*2" office:value-type="percentage" office:value="0.00522466039707419">
            <text:p>1%</text:p>
          </table:table-cell>
          <table:table-cell table:style-name="ce4" table:formula="of:=([.D51]+[.E50])/[.$G$47]*2" office:value-type="percentage" office:value="0.151515151515152">
            <text:p>15%</text:p>
          </table:table-cell>
          <table:table-cell table:style-name="ce4" table:formula="of:=([.E51]+[.F50])/[.$G$47]*2" office:value-type="percentage" office:value="0.0334378265412748">
            <text:p>3%</text:p>
          </table:table-cell>
          <table:table-cell table:style-name="ce4" table:formula="of:=([.F51]+[.G50])/[.$G$47]*2" office:value-type="percentage" office:value="0.071055381400209">
            <text:p>7%</text:p>
          </table:table-cell>
          <table:table-cell table:style-name="ce4" table:formula="of:=([.G51]+[.H50])/[.$G$47]*2" office:value-type="percentage" office:value="0.038662486938349">
            <text:p>4%</text:p>
          </table:table-cell>
          <table:table-cell table:style-name="ce4" table:formula="of:=([.H51]+[.I50])/[.$G$47]*2" office:value-type="percentage" office:value="0.0407523510971787">
            <text:p>4%</text:p>
          </table:table-cell>
          <table:table-cell table:style-name="ce4" table:formula="of:=([.I51]+[.J50])/[.$G$47]*2" office:value-type="percentage" office:value="0.0679205851619645">
            <text:p>7%</text:p>
          </table:table-cell>
          <table:table-cell table:style-name="ce4" table:formula="of:=([.J51]+[.K50])/[.$G$47]*2" office:value-type="percentage" office:value="0.0616509926854754">
            <text:p>6%</text:p>
          </table:table-cell>
          <table:table-cell table:style-name="ce4" table:formula="of:=([.K51]+[.L50])/[.$G$47]*2" office:value-type="percentage" office:value="0.0637408568443051">
            <text:p>6%</text:p>
          </table:table-cell>
          <table:table-cell table:style-name="ce4" table:formula="of:=([.L51]+[.M50])/[.$G$47]*2" office:value-type="percentage" office:value="0.0156739811912226">
            <text:p>2%</text:p>
          </table:table-cell>
          <table:table-cell table:style-name="ce4" table:formula="of:=([.M51]+[.N50])/[.$G$47]*2" office:value-type="percentage" office:value="0.0532915360501567">
            <text:p>5%</text:p>
          </table:table-cell>
          <table:table-cell table:style-name="ce4" table:formula="of:=([.N51]+[.O50])/[.$G$47]*2" office:value-type="percentage" office:value="0.0146290491118077">
            <text:p>1%</text:p>
          </table:table-cell>
          <table:table-cell table:style-name="ce4" table:formula="of:=([.O51]+[.P50])/[.$G$47]*2" office:value-type="percentage" office:value="0.0313479623824451">
            <text:p>3%</text:p>
          </table:table-cell>
          <table:table-cell table:style-name="ce4" table:formula="of:=([.P51]+[.Q50])/[.$G$47]*2" office:value-type="percentage" office:value="0.0344827586206897">
            <text:p>3%</text:p>
          </table:table-cell>
          <table:table-cell table:style-name="ce4" table:formula="of:=([.Q51]+[.R50])/[.$G$47]*2" office:value-type="percentage" office:value="0.0292580982236155">
            <text:p>3%</text:p>
          </table:table-cell>
          <table:table-cell table:style-name="ce4" table:formula="of:=([.R51]+[.S50])/[.$G$47]*2" office:value-type="percentage" office:value="0.0512016718913271">
            <text:p>5%</text:p>
          </table:table-cell>
          <table:table-cell table:style-name="ce4" table:formula="of:=([.S51]+[.T50])/[.$G$47]*2" office:value-type="percentage" office:value="0.0480668756530825">
            <text:p>5%</text:p>
          </table:table-cell>
          <table:table-cell table:style-name="ce4" table:formula="of:=([.T51]+[.U50])/[.$G$47]*2" office:value-type="percentage" office:value="0.0595611285266458">
            <text:p>6%</text:p>
          </table:table-cell>
          <table:table-cell table:style-name="ce4" table:formula="of:=([.U51]+[.V50])/[.$G$47]*2" office:value-type="percentage" office:value="0.0188087774294671">
            <text:p>2%</text:p>
          </table:table-cell>
          <table:table-cell table:style-name="ce4" table:formula="of:=([.V51]+[.W50])/[.$G$47]*2" office:value-type="percentage" office:value="0.00417972831765935">
            <text:p>0%</text:p>
          </table:table-cell>
          <table:table-cell table:style-name="ce4" table:formula="of:=([.W51]+[.X50])/[.$G$47]*2" office:value-type="percentage" office:value="0.0135841170323929">
            <text:p>1%</text:p>
          </table:table-cell>
          <table:table-cell table:style-name="ce4" table:formula="of:=([.X51]+[.Y50])/[.$G$47]*2" office:value-type="percentage" office:value="0.00313479623824451">
            <text:p>0%</text:p>
          </table:table-cell>
          <table:table-cell table:style-name="ce4" table:formula="of:=([.Y51]+[.Z50])/[.$G$47]*2" office:value-type="percentage" office:value="0.0135841170323929">
            <text:p>1%</text:p>
          </table:table-cell>
          <table:table-cell table:style-name="ce4" table:formula="of:=([.Z51]+[.AA50])/[.$G$47]*2" office:value-type="percentage" office:value="0.00417972831765935">
            <text:p>0%</text:p>
          </table:table-cell>
          <table:table-cell table:style-name="ce4" table:formula="of:=([.AA51]+[.AB50])/[.$G$47]*2" office:value-type="percentage" office:value="0.06478578892372">
            <text:p>6%</text:p>
          </table:table-cell>
          <table:table-cell table:style-name="ce4" table:formula="of:=([.AB51]+[.AC50])/[.$G$47]*2" office:value-type="percentage" office:value="0.00313479623824451">
            <text:p>0%</text:p>
          </table:table-cell>
          <table:table-cell table:style-name="ce4" table:formula="of:=([.AC51]+[.AD50])/[.$G$47]*2" office:value-type="percentage" office:value="0.250783699059561">
            <text:p>25%</text:p>
          </table:table-cell>
          <table:table-cell table:style-name="ce4" table:formula="of:=([.AD51]+[.AE50])/[.$G$47]*2" office:value-type="percentage" office:value="0.0491118077324974">
            <text:p>5%</text:p>
          </table:table-cell>
          <table:table-cell table:style-name="ce4" table:formula="of:=([.AE51]+[.AF50])/[.$G$47]*2" office:value-type="percentage" office:value="0.0668756530825496">
            <text:p>7%</text:p>
          </table:table-cell>
          <table:table-cell table:style-name="ce4" table:formula="of:=([.AF51]+[.AG50])/[.$G$47]*2" office:value-type="percentage" office:value="0.157784743991641">
            <text:p>16%</text:p>
          </table:table-cell>
          <table:table-cell table:style-name="ce4" table:formula="of:=([.AG51]+[.AH50])/[.$G$47]*2" office:value-type="percentage" office:value="0.0177638453500522">
            <text:p>2%</text:p>
          </table:table-cell>
          <table:table-cell table:style-name="ce4" table:formula="of:=([.AH51]+[.AI50])/[.$G$47]*2" office:value-type="percentage" office:value="0.0585161964472309">
            <text:p>6%</text:p>
          </table:table-cell>
          <table:table-cell table:style-name="ce4" table:formula="of:=([.AI51]+[.AJ50])/[.$G$47]*2" office:value-type="percentage" office:value="0.0250783699059561">
            <text:p>3%</text:p>
          </table:table-cell>
          <table:table-cell table:style-name="ce4" table:formula="of:=([.AJ51]+[.AK50])/[.$G$47]*2" office:value-type="percentage" office:value="0.0689655172413793">
            <text:p>7%</text:p>
          </table:table-cell>
          <table:table-cell table:style-name="ce4" table:formula="of:=([.AK51]+[.AL50])/[.$G$47]*2" office:value-type="percentage" office:value="0.0125391849529781">
            <text:p>1%</text:p>
          </table:table-cell>
          <table:table-cell table:style-name="ce4" table:formula="of:=([.AL51]+[.AM50])/[.$G$47]*2" office:value-type="percentage" office:value="0.0982236154649948">
            <text:p>10%</text:p>
          </table:table-cell>
          <table:table-cell table:style-name="ce4" table:formula="of:=([.AM51]+[.AN50])/[.$G$47]*2" office:value-type="percentage" office:value="0.436781609195402">
            <text:p>44%</text:p>
          </table:table-cell>
          <table:table-cell table:style-name="ce4" table:formula="of:=([.AN51]+[.AO50])/[.$G$47]*2" office:value-type="percentage" office:value="0.00731452455590387">
            <text:p>1%</text:p>
          </table:table-cell>
          <table:table-cell table:style-name="ce4" table:formula="of:=([.AO51]+[.AP50])/[.$G$47]*2" office:value-type="percentage" office:value="1.03866248693835">
            <text:p>104%</text:p>
          </table:table-cell>
          <table:table-cell table:number-columns-repeated="3" table:style-name="ce4"/>
          <table:table-cell table:style-name="ce4" table:number-columns-repeated="6"/>
          <table:table-cell table:style-name="ce1"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6" table:formula="of:=MAX(0;[.D53]-([.C53]+[.E53])/2-([.B53]+[.F53])/4-([.A53]+[.G53])/6)" office:value-type="percentage" office:value="0.107976314872867">
            <text:p>11%</text:p>
          </table:table-cell>
          <table:table-cell table:style-name="ce6" table:formula="of:=MAX(0;[.E53]-([.D53]+[.F53])/2-([.C53]+[.G53])/4-([.B53]+[.H53])/6)" office:value-type="percentage" office:value="0">
            <text:p>0%</text:p>
          </table:table-cell>
          <table:table-cell table:style-name="ce6" table:formula="of:=MAX(0;[.F53]-([.E53]+[.G53])/2-([.D53]+[.H53])/4-([.C53]+[.I53])/6)" office:value-type="percentage" office:value="0">
            <text:p>0%</text:p>
          </table:table-cell>
          <table:table-cell table:style-name="ce6" table:formula="of:=MAX(0;[.G53]-([.F53]+[.H53])/2-([.E53]+[.I53])/4-([.D53]+[.J53])/6)" office:value-type="percentage" office:value="0">
            <text:p>0%</text:p>
          </table:table-cell>
          <table:table-cell table:style-name="ce6" table:formula="of:=MAX(0;[.H53]-([.G53]+[.I53])/2-([.F53]+[.J53])/4-([.E53]+[.K53])/6)" office:value-type="percentage" office:value="0">
            <text:p>0%</text:p>
          </table:table-cell>
          <table:table-cell table:style-name="ce6" table:formula="of:=MAX(0;[.I53]-([.H53]+[.J53])/2-([.G53]+[.K53])/4-([.F53]+[.L53])/6)" office:value-type="percentage" office:value="0">
            <text:p>0%</text:p>
          </table:table-cell>
          <table:table-cell table:style-name="ce6" table:formula="of:=MAX(0;[.J53]-([.I53]+[.K53])/2-([.H53]+[.L53])/4-([.G53]+[.M53])/6)" office:value-type="percentage" office:value="0">
            <text:p>0%</text:p>
          </table:table-cell>
          <table:table-cell table:style-name="ce6" table:formula="of:=MAX(0;[.K53]-([.J53]+[.L53])/2-([.I53]+[.M53])/4-([.H53]+[.N53])/6)" office:value-type="percentage" office:value="0">
            <text:p>0%</text:p>
          </table:table-cell>
          <table:table-cell table:style-name="ce6" table:formula="of:=MAX(0;[.L53]-([.K53]+[.M53])/2-([.J53]+[.N53])/4-([.I53]+[.O53])/6)" office:value-type="percentage" office:value="0">
            <text:p>0%</text:p>
          </table:table-cell>
          <table:table-cell table:style-name="ce6" table:formula="of:=MAX(0;[.M53]-([.L53]+[.N53])/2-([.K53]+[.O53])/4-([.J53]+[.P53])/6)" office:value-type="percentage" office:value="0">
            <text:p>0%</text:p>
          </table:table-cell>
          <table:table-cell table:style-name="ce6" table:formula="of:=MAX(0;[.N53]-([.M53]+[.O53])/2-([.L53]+[.P53])/4-([.K53]+[.Q53])/6)" office:value-type="percentage" office:value="0">
            <text:p>0%</text:p>
          </table:table-cell>
          <table:table-cell table:style-name="ce6" table:formula="of:=MAX(0;[.O53]-([.N53]+[.P53])/2-([.M53]+[.Q53])/4-([.L53]+[.R53])/6)" office:value-type="percentage" office:value="0">
            <text:p>0%</text:p>
          </table:table-cell>
          <table:table-cell table:style-name="ce6" table:formula="of:=MAX(0;[.P53]-([.O53]+[.Q53])/2-([.N53]+[.R53])/4-([.M53]+[.S53])/6)" office:value-type="percentage" office:value="0">
            <text:p>0%</text:p>
          </table:table-cell>
          <table:table-cell table:style-name="ce6" table:formula="of:=MAX(0;[.Q53]-([.P53]+[.R53])/2-([.O53]+[.S53])/4-([.N53]+[.T53])/6)" office:value-type="percentage" office:value="0">
            <text:p>0%</text:p>
          </table:table-cell>
          <table:table-cell table:style-name="ce6" table:formula="of:=MAX(0;[.R53]-([.Q53]+[.S53])/2-([.P53]+[.T53])/4-([.O53]+[.U53])/6)" office:value-type="percentage" office:value="0">
            <text:p>0%</text:p>
          </table:table-cell>
          <table:table-cell table:style-name="ce6" table:formula="of:=MAX(0;[.S53]-([.R53]+[.T53])/2-([.Q53]+[.U53])/4-([.P53]+[.V53])/6)" office:value-type="percentage" office:value="0">
            <text:p>0%</text:p>
          </table:table-cell>
          <table:table-cell table:style-name="ce6" table:formula="of:=MAX(0;[.T53]-([.S53]+[.U53])/2-([.R53]+[.V53])/4-([.Q53]+[.W53])/6)" office:value-type="percentage" office:value="0.00513758272378962">
            <text:p>1%</text:p>
          </table:table-cell>
          <table:table-cell table:style-name="ce6" table:formula="of:=MAX(0;[.U53]-([.T53]+[.V53])/2-([.S53]+[.W53])/4-([.R53]+[.X53])/6)" office:value-type="percentage" office:value="0">
            <text:p>0%</text:p>
          </table:table-cell>
          <table:table-cell table:style-name="ce6" table:formula="of:=MAX(0;[.V53]-([.U53]+[.W53])/2-([.T53]+[.X53])/4-([.S53]+[.Y53])/6)" office:value-type="percentage" office:value="0">
            <text:p>0%</text:p>
          </table:table-cell>
          <table:table-cell table:style-name="ce6" table:formula="of:=MAX(0;[.W53]-([.V53]+[.X53])/2-([.U53]+[.Y53])/4-([.T53]+[.Z53])/6)" office:value-type="percentage" office:value="0">
            <text:p>0%</text:p>
          </table:table-cell>
          <table:table-cell table:style-name="ce6" table:formula="of:=MAX(0;[.X53]-([.W53]+[.Y53])/2-([.V53]+[.Z53])/4-([.U53]+[.AA53])/6)" office:value-type="percentage" office:value="0">
            <text:p>0%</text:p>
          </table:table-cell>
          <table:table-cell table:style-name="ce6" table:formula="of:=MAX(0;[.Y53]-([.X53]+[.Z53])/2-([.W53]+[.AA53])/4-([.V53]+[.AB53])/6)" office:value-type="percentage" office:value="0">
            <text:p>0%</text:p>
          </table:table-cell>
          <table:table-cell table:style-name="ce6" table:formula="of:=MAX(0;[.Z53]-([.Y53]+[.AA53])/2-([.X53]+[.AB53])/4-([.W53]+[.AC53])/6)" office:value-type="percentage" office:value="0">
            <text:p>0%</text:p>
          </table:table-cell>
          <table:table-cell table:style-name="ce6" table:formula="of:=MAX(0;[.AA53]-([.Z53]+[.AB53])/2-([.Y53]+[.AC53])/4-([.X53]+[.AD53])/6)" office:value-type="percentage" office:value="0">
            <text:p>0%</text:p>
          </table:table-cell>
          <table:table-cell table:style-name="ce6" table:formula="of:=MAX(0;[.AB53]-([.AA53]+[.AC53])/2-([.Z53]+[.AD53])/4-([.Y53]+[.AE53])/6)" office:value-type="percentage" office:value="0">
            <text:p>0%</text:p>
          </table:table-cell>
          <table:table-cell table:style-name="ce6" table:formula="of:=MAX(0;[.AC53]-([.AB53]+[.AD53])/2-([.AA53]+[.AE53])/4-([.Z53]+[.AF53])/6)" office:value-type="percentage" office:value="0.164750957854406">
            <text:p>16%</text:p>
          </table:table-cell>
          <table:table-cell table:style-name="ce6" table:formula="of:=MAX(0;[.AD53]-([.AC53]+[.AE53])/2-([.AB53]+[.AF53])/4-([.AA53]+[.AG53])/6)" office:value-type="percentage" office:value="0">
            <text:p>0%</text:p>
          </table:table-cell>
          <table:table-cell table:style-name="ce6" table:formula="of:=MAX(0;[.AE53]-([.AD53]+[.AF53])/2-([.AC53]+[.AG53])/4-([.AB53]+[.AH53])/6)" office:value-type="percentage" office:value="0">
            <text:p>0%</text:p>
          </table:table-cell>
          <table:table-cell table:style-name="ce6" table:formula="of:=MAX(0;[.AF53]-([.AE53]+[.AG53])/2-([.AD53]+[.AH53])/4-([.AC53]+[.AI53])/6)" office:value-type="percentage" office:value="0.0425809822361547">
            <text:p>4%</text:p>
          </table:table-cell>
          <table:table-cell table:style-name="ce6" table:formula="of:=MAX(0;[.AG53]-([.AF53]+[.AH53])/2-([.AE53]+[.AI53])/4-([.AD53]+[.AJ53])/6)" office:value-type="percentage" office:value="0">
            <text:p>0%</text:p>
          </table:table-cell>
          <table:table-cell table:style-name="ce6" table:formula="of:=MAX(0;[.AH53]-([.AG53]+[.AI53])/2-([.AF53]+[.AJ53])/4-([.AE53]+[.AK53])/6)" office:value-type="percentage" office:value="0">
            <text:p>0%</text:p>
          </table:table-cell>
          <table:table-cell table:style-name="ce6" table:formula="of:=MAX(0;[.AI53]-([.AH53]+[.AJ53])/2-([.AG53]+[.AK53])/4-([.AF53]+[.AL53])/6)" office:value-type="percentage" office:value="0">
            <text:p>0%</text:p>
          </table:table-cell>
          <table:table-cell table:style-name="ce6" table:formula="of:=MAX(0;[.AJ53]-([.AI53]+[.AK53])/2-([.AH53]+[.AL53])/4-([.AG53]+[.AM53])/6)" office:value-type="percentage" office:value="0">
            <text:p>0%</text:p>
          </table:table-cell>
          <table:table-cell table:style-name="ce6" table:formula="of:=MAX(0;[.AK53]-([.AJ53]+[.AL53])/2-([.AI53]+[.AM53])/4-([.AH53]+[.AN53])/6)" office:value-type="percentage" office:value="0">
            <text:p>0%</text:p>
          </table:table-cell>
          <table:table-cell table:style-name="ce6" table:formula="of:=MAX(0;[.AL53]-([.AK53]+[.AM53])/2-([.AJ53]+[.AN53])/4-([.AI53]+[.AO53])/6)" office:value-type="percentage" office:value="0">
            <text:p>0%</text:p>
          </table:table-cell>
          <table:table-cell table:style-name="ce6" table:formula="of:=MAX(0;[.AM53]-([.AL53]+[.AN53])/2-([.AK53]+[.AO53])/4-([.AJ53]+[.AP53])/6)" office:value-type="percentage" office:value="0.109717868338558">
            <text:p>11%</text:p>
          </table:table-cell>
          <table:table-cell table:style-name="ce6" table:formula="of:=MAX(0;[.AN53]-([.AM53]+[.AO53])/2-([.AL53]+[.AP53])/4-([.AK53]+[.AQ53])/6)" office:value-type="percentage" office:value="0">
            <text:p>0%</text:p>
          </table:table-cell>
          <table:table-cell table:style-name="ce6" table:formula="of:=MAX(0;[.AO53]-([.AN53]+[.AP53])/2-([.AM53]+[.AQ53])/4-([.AL53]+[.AR53])/6)" office:value-type="percentage" office:value="0.909439219784047">
            <text:p>91%</text:p>
          </table:table-cell>
          <table:table-cell table:style-name="ce6" table:number-columns-repeated="9"/>
          <table:table-cell table:style-name="ce2" table:number-columns-repeated="97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1 Cor 8</text:p>
          </table:table-cell>
          <table:table-cell/>
          <table:table-cell office:value-type="string">
            <text:p>Passages</text:p>
          </table:table-cell>
          <table:table-cell/>
          <table:table-cell table:formula="of:=SUM([.C62:.AX62])" office:value-type="float" office:value="44">
            <text:p>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string">
            <text:p>Start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008"/>
        </table:table-row>
        <table:table-row table:style-name="ro1">
          <table:table-cell office:value-type="string">
            <text:p>En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 table:style-name="ce1"/>
          <table:table-cell table:style-name="ce4" table:formula="of:=([.C62]+[.D61])/[.$G$58]" office:value-type="percentage" office:value="0.0909090909090909">
            <text:p>9%</text:p>
          </table:table-cell>
          <table:table-cell table:style-name="ce4" table:formula="of:=([.D62]+[.E61])/[.$G$58]" office:value-type="percentage" office:value="0.0227272727272727">
            <text:p>2%</text:p>
          </table:table-cell>
          <table:table-cell table:style-name="ce4" table:formula="of:=([.E62]+[.F61])/[.$G$58]" office:value-type="percentage" office:value="0.590909090909091">
            <text:p>59%</text:p>
          </table:table-cell>
          <table:table-cell table:style-name="ce4" table:formula="of:=([.F62]+[.G61])/[.$G$58]" office:value-type="percentage" office:value="0.0681818181818182">
            <text:p>7%</text:p>
          </table:table-cell>
          <table:table-cell table:style-name="ce4" table:formula="of:=([.G62]+[.H61])/[.$G$58]" office:value-type="percentage" office:value="0">
            <text:p>0%</text:p>
          </table:table-cell>
          <table:table-cell table:style-name="ce4" table:formula="of:=([.H62]+[.I61])/[.$G$58]" office:value-type="percentage" office:value="0.409090909090909">
            <text:p>41%</text:p>
          </table:table-cell>
          <table:table-cell table:style-name="ce4" table:formula="of:=([.I62]+[.J61])/[.$G$58]" office:value-type="percentage" office:value="0">
            <text:p>0%</text:p>
          </table:table-cell>
          <table:table-cell table:style-name="ce4" table:formula="of:=([.J62]+[.K61])/[.$G$58]" office:value-type="percentage" office:value="0.0454545454545455">
            <text:p>5%</text:p>
          </table:table-cell>
          <table:table-cell table:style-name="ce4" table:formula="of:=([.K62]+[.L61])/[.$G$58]" office:value-type="percentage" office:value="0">
            <text:p>0%</text:p>
          </table:table-cell>
          <table:table-cell table:style-name="ce4" table:formula="of:=([.L62]+[.M61])/[.$G$58]" office:value-type="percentage" office:value="0.0227272727272727">
            <text:p>2%</text:p>
          </table:table-cell>
          <table:table-cell table:style-name="ce4" table:formula="of:=([.M62]+[.N61])/[.$G$58]" office:value-type="percentage" office:value="0">
            <text:p>0%</text:p>
          </table:table-cell>
          <table:table-cell table:style-name="ce4" table:formula="of:=([.N62]+[.O61])/[.$G$58]" office:value-type="percentage" office:value="0">
            <text:p>0%</text:p>
          </table:table-cell>
          <table:table-cell table:style-name="ce4" table:formula="of:=([.O62]+[.P61])/[.$G$58]" office:value-type="percentage" office:value="0.318181818181818">
            <text:p>32%</text:p>
          </table:table-cell>
          <table:table-cell table:number-columns-repeated="3" table:style-name="ce4"/>
          <table:table-cell table:style-name="ce4" table:number-columns-repeated="32"/>
          <table:table-cell table:style-name="ce1" table:number-columns-repeated="974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6" table:formula="of:=MAX(0;[.D64]-([.C64]+[.E64])/2-([.B64]+[.F64])/4-([.A64]+[.G64])/6)" office:value-type="percentage" office:value="0">
            <text:p>0%</text:p>
          </table:table-cell>
          <table:table-cell table:style-name="ce6" table:formula="of:=MAX(0;[.E64]-([.D64]+[.F64])/2-([.C64]+[.G64])/4-([.B64]+[.H64])/6)" office:value-type="percentage" office:value="0.454545454545455">
            <text:p>45%</text:p>
          </table:table-cell>
          <table:table-cell table:style-name="ce6" table:formula="of:=MAX(0;[.F64]-([.E64]+[.G64])/2-([.D64]+[.H64])/4-([.C64]+[.I64])/6)" office:value-type="percentage" office:value="0">
            <text:p>0%</text:p>
          </table:table-cell>
          <table:table-cell table:style-name="ce6" table:formula="of:=MAX(0;[.G64]-([.F64]+[.H64])/2-([.E64]+[.I64])/4-([.D64]+[.J64])/6)" office:value-type="percentage" office:value="0">
            <text:p>0%</text:p>
          </table:table-cell>
          <table:table-cell table:style-name="ce6" table:formula="of:=MAX(0;[.H64]-([.G64]+[.I64])/2-([.F64]+[.J64])/4-([.E64]+[.K64])/6)" office:value-type="percentage" office:value="0.28219696969697">
            <text:p>28%</text:p>
          </table:table-cell>
          <table:table-cell table:style-name="ce6" table:formula="of:=MAX(0;[.I64]-([.H64]+[.J64])/2-([.G64]+[.K64])/4-([.F64]+[.L64])/6)" office:value-type="percentage" office:value="0">
            <text:p>0%</text:p>
          </table:table-cell>
          <table:table-cell table:style-name="ce6" table:formula="of:=MAX(0;[.J64]-([.I64]+[.K64])/2-([.H64]+[.L64])/4-([.G64]+[.M64])/6)" office:value-type="percentage" office:value="0">
            <text:p>0%</text:p>
          </table:table-cell>
          <table:table-cell table:style-name="ce6" table:formula="of:=MAX(0;[.K64]-([.J64]+[.L64])/2-([.I64]+[.M64])/4-([.H64]+[.N64])/6)" office:value-type="percentage" office:value="0">
            <text:p>0%</text:p>
          </table:table-cell>
          <table:table-cell table:style-name="ce6" table:formula="of:=MAX(0;[.L64]-([.K64]+[.M64])/2-([.J64]+[.N64])/4-([.I64]+[.O64])/6)" office:value-type="percentage" office:value="0">
            <text:p>0%</text:p>
          </table:table-cell>
          <table:table-cell table:style-name="ce6" table:formula="of:=MAX(0;[.M64]-([.L64]+[.N64])/2-([.K64]+[.O64])/4-([.J64]+[.P64])/6)" office:value-type="percentage" office:value="0">
            <text:p>0%</text:p>
          </table:table-cell>
          <table:table-cell table:style-name="ce6" table:formula="of:=MAX(0;[.N64]-([.M64]+[.O64])/2-([.L64]+[.P64])/4-([.K64]+[.Q64])/6)" office:value-type="percentage" office:value="0">
            <text:p>0%</text:p>
          </table:table-cell>
          <table:table-cell table:style-name="ce6" table:formula="of:=MAX(0;[.O64]-([.N64]+[.P64])/2-([.M64]+[.Q64])/4-([.L64]+[.R64])/6)" office:value-type="percentage" office:value="0.314393939393939">
            <text:p>31%</text:p>
          </table:table-cell>
          <table:table-cell table:style-name="ce6" table:number-columns-repeated="35"/>
          <table:table-cell table:style-name="ce2" table:number-columns-repeated="97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ccff"/>
    </style:style>
    <style:style style:name="Untitled2" style:family="table-cell" style:parent-style-name="Default">
      <style:table-cell-properties fo:background-color="#83ca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0:45:58</meta:creation-date>
    <dc:date>2014-08-07T15:14:09</dc:date>
    <meta:editing-duration>P1DT3H26M41S</meta:editing-duration>
    <meta:editing-cycles>3</meta:editing-cycles>
    <meta:generator>LibreOffice/3.5$Linux_X86_64 LibreOffice_project/350m1$Build-2</meta:generator>
    <meta:document-statistic meta:table-count="3" meta:cell-count="1140" meta:object-count="0"/>
  </office:meta>
</office:document-meta>
</file>